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4年(西元2015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43378586.3607822" calcext:value-type="float">
            <text:p><text:s/>43,378,586 <text:s/></text:p>
          </table:table-cell>
          <table:table-cell table:style-name="ce50" office:value-type="float" office:value="6404778" calcext:value-type="float">
            <text:p><text:s/>6,404,778 <text:s/></text:p>
          </table:table-cell>
          <table:table-cell table:style-name="ce50" office:value-type="float" office:value="47797583.738" calcext:value-type="float">
            <text:p><text:s/>47,797,584 <text:s/></text:p>
          </table:table-cell>
          <table:table-cell table:style-name="ce50" office:value-type="float" office:value="348622" calcext:value-type="float">
            <text:p><text:s/>348,622 <text:s/></text:p>
          </table:table-cell>
          <table:table-cell table:style-name="ce50" office:value-type="float" office:value="11429274" calcext:value-type="float">
            <text:p><text:s/>11,429,27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86826" calcext:value-type="float">
            <text:p><text:s/>186,82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828.3" calcext:value-type="float">
            <text:p><text:s/>82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37" calcext:value-type="float">
            <text:p><text:s/>83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6" calcext:value-type="float">
            <text:p><text:s/>21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497773.747751503" calcext:value-type="float">
            <text:p><text:s/>497,774 <text:s/></text:p>
          </table:table-cell>
          <table:table-cell table:style-name="ce50" office:value-type="float" office:value="-191550" calcext:value-type="float">
            <text:p><text:s/>-191,550 <text:s/></text:p>
          </table:table-cell>
          <table:table-cell table:style-name="ce50" office:value-type="float" office:value="995186.462204411" calcext:value-type="float">
            <text:p><text:s/>995,186 <text:s/></text:p>
          </table:table-cell>
          <table:table-cell table:style-name="ce50" office:value-type="float" office:value="-947" calcext:value-type="float">
            <text:p><text:s/>-947 <text:s/></text:p>
          </table:table-cell>
          <table:table-cell table:style-name="ce50" office:value-type="float" office:value="27665.5377955887" calcext:value-type="float">
            <text:p><text:s/>27,66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-35238" calcext:value-type="float">
            <text:p><text:s/>-35,23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42879984.3130307" calcext:value-type="float">
            <text:p><text:s/>42,879,984 <text:s/></text:p>
          </table:table-cell>
          <table:table-cell table:style-name="ce51" office:value-type="float" office:value="6596328" calcext:value-type="float">
            <text:p><text:s/>6,596,328 <text:s/></text:p>
          </table:table-cell>
          <table:table-cell table:style-name="ce51" office:value-type="float" office:value="46802397.2757956" calcext:value-type="float">
            <text:p><text:s/>46,802,397 <text:s/></text:p>
          </table:table-cell>
          <table:table-cell table:style-name="ce51" office:value-type="float" office:value="348732" calcext:value-type="float">
            <text:p><text:s/>348,732 <text:s/></text:p>
          </table:table-cell>
          <table:table-cell table:style-name="ce51" office:value-type="float" office:value="11401608.4622044" calcext:value-type="float">
            <text:p><text:s/>11,401,608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221848" calcext:value-type="float">
            <text:p><text:s/>221,848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428994.466425058" calcext:value-type="float">
            <text:p><text:s/>428,994 <text:s/></text:p>
          </table:table-cell>
          <table:table-cell table:style-name="ce51" office:value-type="float" office:value="47879" calcext:value-type="float">
            <text:p><text:s/>47,879 <text:s/></text:p>
          </table:table-cell>
          <table:table-cell table:style-name="ce51" office:value-type="float" office:value="590165.015881893" calcext:value-type="float">
            <text:p><text:s/>590,165 <text:s/></text:p>
          </table:table-cell>
          <table:table-cell table:style-name="ce51" office:value-type="float" office:value="-14575" calcext:value-type="float">
            <text:p><text:s/>-14,575 <text:s/></text:p>
          </table:table-cell>
          <table:table-cell table:style-name="ce51" office:value-type="float" office:value="-16431.6618818915" calcext:value-type="float">
            <text:p><text:s/>-16,432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23552" calcext:value-type="float">
            <text:p><text:s/>-23,552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41851536.9757815" calcext:value-type="float">
            <text:p><text:s/>41,851,537 <text:s/></text:p>
          </table:table-cell>
          <table:table-cell table:style-name="ce50" office:value-type="float" office:value="6548449" calcext:value-type="float">
            <text:p><text:s/>6,548,449 <text:s/></text:p>
          </table:table-cell>
          <table:table-cell table:style-name="ce50" office:value-type="float" office:value="38526609.6390671" calcext:value-type="float">
            <text:p><text:s/>38,526,61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418040.1240863" calcext:value-type="float">
            <text:p><text:s/>11,418,04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068237" calcext:value-type="float">
            <text:p><text:s/>5,068,23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6668259.45837333" calcext:value-type="float">
            <text:p><text:s/>6,668,259 <text:s/></text:p>
          </table:table-cell>
          <table:table-cell table:style-name="ce50" office:value-type="float" office:value="6548449" calcext:value-type="float">
            <text:p><text:s/>6,548,449 <text:s/></text:p>
          </table:table-cell>
          <table:table-cell table:style-name="ce50" office:value-type="float" office:value="2065842.992" calcext:value-type="float">
            <text:p><text:s/>2,065,84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5399003.73444444" calcext:value-type="float">
            <text:p><text:s/>5,399,00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19967" calcext:value-type="float">
            <text:p><text:s/>1,919,96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068237" calcext:value-type="float">
            <text:p><text:s/>5,068,23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19856340.6223034" calcext:value-type="float">
            <text:p><text:s/>19,856,34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842366.8759137" calcext:value-type="float">
            <text:p><text:s/>21,842,36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062362.1240863" calcext:value-type="float">
            <text:p><text:s/>11,062,36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802030.364444444" calcext:value-type="float">
            <text:p><text:s/>802,03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87216" calcext:value-type="float">
            <text:p><text:s/>1,187,21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9125902.79621585" calcext:value-type="float">
            <text:p><text:s/>9,125,903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1511216.7711534" calcext:value-type="float">
            <text:p><text:s/>11,511,217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355678" calcext:value-type="float">
            <text:p><text:s/>355,678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8198014.19033333" calcext:value-type="float">
            <text:p><text:s/>8,198,01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6021390" calcext:value-type="float">
            <text:p><text:s/>6,021,39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8198014.19033333" calcext:value-type="float">
            <text:p><text:s/>8,198,01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6021390" calcext:value-type="float">
            <text:p><text:s/>6,021,39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1286714.24" calcext:value-type="float">
            <text:p><text:s/>1,286,714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606895.158333333" calcext:value-type="float">
            <text:p><text:s/>606,895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679819.081666667" calcext:value-type="float">
            <text:p><text:s/>679,819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161671.364555556" calcext:value-type="float">
            <text:p><text:s/>161,671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193625" calcext:value-type="float">
            <text:p><text:s/>193,625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7349081.45660193" calcext:value-type="float">
            <text:p><text:s/>7,349,081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7685622.62084659" calcext:value-type="float">
            <text:p><text:s/>7,685,623 <text:s/></text:p>
          </table:table-cell>
          <table:table-cell table:style-name="ce52" office:value-type="float" office:value="363307" calcext:value-type="float">
            <text:p><text:s/>363,307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004928" calcext:value-type="float">
            <text:p><text:s/>1,004,928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7008341.60104638" calcext:value-type="float">
            <text:p><text:s/>7,008,342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7685622.62084659" calcext:value-type="float">
            <text:p><text:s/>7,685,623 <text:s/></text:p>
          </table:table-cell>
          <table:table-cell table:style-name="ce52" office:value-type="float" office:value="253330" calcext:value-type="float">
            <text:p><text:s/>253,330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678382" calcext:value-type="float">
            <text:p><text:s/>678,382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7008341.60104638" calcext:value-type="float">
            <text:p><text:s/>7,008,34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685622.62084659" calcext:value-type="float">
            <text:p><text:s/>7,685,623 <text:s/></text:p>
          </table:table-cell>
          <table:table-cell table:style-name="ce50" office:value-type="float" office:value="253330" calcext:value-type="float">
            <text:p><text:s/>253,33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78382" calcext:value-type="float">
            <text:p><text:s/>678,38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54232.18944" calcext:value-type="float">
            <text:p><text:s/>54,23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0277.912" calcext:value-type="float">
            <text:p><text:s/>80,27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504905.687054273" calcext:value-type="float">
            <text:p><text:s/>504,90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47393.28675797" calcext:value-type="float">
            <text:p><text:s/>747,39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464663.850965459" calcext:value-type="float">
            <text:p><text:s/>464,66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87824.77938966" calcext:value-type="float">
            <text:p><text:s/>687,82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2392173.65069457" calcext:value-type="float">
            <text:p><text:s/>2,392,17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532473.8250413" calcext:value-type="float">
            <text:p><text:s/>3,532,47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1369219.9339644" calcext:value-type="float">
            <text:p><text:s/>1,369,22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26805.82330257" calcext:value-type="float">
            <text:p><text:s/>2,026,80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58499.9751200171" calcext:value-type="float">
            <text:p>( 58,500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86595.35790792" calcext:value-type="float">
            <text:p>( 86,595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1310719.95884439" calcext:value-type="float">
            <text:p>( 1,310,720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940210.46539465" calcext:value-type="float">
            <text:p>( 1,940,210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868633.354110591" calcext:value-type="float">
            <text:p><text:s/>868,63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85805.95180844" calcext:value-type="float">
            <text:p><text:s/>1,285,80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147211.695952907" calcext:value-type="float">
            <text:p><text:s/>147,21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7912.04993029" calcext:value-type="float">
            <text:p><text:s/>217,91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7108.66666666667" calcext:value-type="float">
            <text:p><text:s/>7,109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1950" calcext:value-type="float">
            <text:p><text:s/>1,950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15465.3960533333" calcext:value-type="float">
            <text:p><text:s/>15,46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892.856" calcext:value-type="float">
            <text:p><text:s/>22,89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4955.51616" calcext:value-type="float">
            <text:p><text:s/>4,95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335.468" calcext:value-type="float">
            <text:p><text:s/>7,33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606247.88593778" calcext:value-type="float">
            <text:p><text:s/>1,606,24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77669.568" calcext:value-type="float">
            <text:p><text:s/>2,377,67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266687.46296889" calcext:value-type="float">
            <text:p><text:s/>1,266,68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75030.784" calcext:value-type="float">
            <text:p><text:s/>1,875,03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339560.422968889" calcext:value-type="float">
            <text:p><text:s/>339,56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02638.784" calcext:value-type="float">
            <text:p><text:s/>502,63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810485.20829668" calcext:value-type="float">
            <text:p><text:s/>1,810,48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53330" calcext:value-type="float">
            <text:p><text:s/>253,33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78382" calcext:value-type="float">
            <text:p><text:s/>678,38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810485.20829668" calcext:value-type="float">
            <text:p><text:s/>1,810,48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53330" calcext:value-type="float">
            <text:p><text:s/>253,33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78382" calcext:value-type="float">
            <text:p><text:s/>678,38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155212.216444286" calcext:value-type="float">
            <text:p><text:s/>155,21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9754.92565766" calcext:value-type="float">
            <text:p><text:s/>229,75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340739.855555556" calcext:value-type="float">
            <text:p><text:s/>340,74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9977" calcext:value-type="float">
            <text:p><text:s/>109,97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6546" calcext:value-type="float">
            <text:p><text:s/>326,54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340739.855555556" calcext:value-type="float">
            <text:p><text:s/>340,74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9977" calcext:value-type="float">
            <text:p><text:s/>109,97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6546" calcext:value-type="float">
            <text:p><text:s/>326,54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17164090.155906" calcext:value-type="float">
            <text:p><text:s/>117,164,09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87082668.1410554" calcext:value-type="float">
            <text:p><text:s/>87,082,66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8091594.2319596" calcext:value-type="float">
            <text:p><text:s/>28,091,594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83211438.775" calcext:value-type="float">
            <text:p><text:s/>83,211,439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57965310.5430404" calcext:value-type="float">
            <text:p><text:s/>57,965,31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5246128.2319596" calcext:value-type="float">
            <text:p><text:s/>25,246,128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2566073.67012" calcext:value-type="float">
            <text:p><text:s/>2,566,07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566073.67012" calcext:value-type="float">
            <text:p><text:s/>2,566,074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31386577.710786" calcext:value-type="float">
            <text:p><text:s/>31,386,57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6551283.927895" calcext:value-type="float">
            <text:p><text:s/>26,551,28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845466" calcext:value-type="float">
            <text:p><text:s/>2,845,466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21174344.46771" calcext:value-type="float">
            <text:p><text:s/>21,174,34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9591373.46771" calcext:value-type="float">
            <text:p><text:s/>19,591,373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582971" calcext:value-type="float">
            <text:p><text:s/>1,582,971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21174344.46771" calcext:value-type="float">
            <text:p><text:s/>21,174,344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9591373.46771" calcext:value-type="float">
            <text:p><text:s/>19,591,373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582971" calcext:value-type="float">
            <text:p><text:s/>1,582,971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4年(西元2015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9" office:value-type="float" office:value="91737.1658998006" calcext:value-type="float">
            <text:p><text:s/>91,737 <text:s/></text:p>
          </table:table-cell>
          <table:table-cell table:style-name="ce49" office:value-type="float" office:value="9220" calcext:value-type="float">
            <text:p><text:s/>9,220 <text:s/></text:p>
          </table:table-cell>
          <table:table-cell table:style-name="ce49" office:value-type="float" office:value="82517.1658998006" calcext:value-type="float">
            <text:p><text:s/>82,517 <text:s/>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0309837.3687637" calcext:value-type="float">
            <text:p><text:s/>70,309,837 <text:s/></text:p>
          </table:table-cell>
          <table:table-cell table:style-name="ce50" office:value-type="float" office:value="48821812" calcext:value-type="float">
            <text:p><text:s/>48,821,81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8759.046" calcext:value-type="float">
            <text:p><text:s/>298,75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56256.168" calcext:value-type="float">
            <text:p><text:s/>2,456,25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863061.5182091" calcext:value-type="float">
            <text:p><text:s/>18,863,06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758.624" calcext:value-type="float">
            <text:p><text:s/>13,75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19873.2" calcext:value-type="float">
            <text:p><text:s/>1,219,87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40277.33333333" calcext:value-type="float">
            <text:p><text:s/>2,840,27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-214211.777782059" calcext:value-type="float">
            <text:p><text:s/>-214,212 <text:s/></text:p>
          </table:table-cell>
          <table:table-cell table:style-name="ce50" office:value-type="float" office:value="249371" calcext:value-type="float">
            <text:p><text:s/>249,371 <text:s/></text:p>
          </table:table-cell>
          <table:table-cell table:style-name="ce50" office:value-type="float" office:value="478.3691157182" calcext:value-type="float">
            <text:p><text:s/>47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1263.328" calcext:value-type="float">
            <text:p><text:s/>21,263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7692574.2609032" calcext:value-type="float">
            <text:p><text:s/>47,692,574 <text:s/></text:p>
          </table:table-cell>
          <table:table-cell table:style-name="ce51" office:value-type="float" office:value="48581661" calcext:value-type="float">
            <text:p><text:s/>48,581,661 <text:s/></text:p>
          </table:table-cell>
          <table:table-cell table:style-name="ce51" office:value-type="float" office:value="82038.7967840824" calcext:value-type="float">
            <text:p><text:s/>82,039 <text:s/></text:p>
          </table:table-cell>
          <table:table-cell table:style-name="ce51" office:value-type="float" office:value="298759.046" calcext:value-type="float">
            <text:p><text:s/>298,759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421234.216" calcext:value-type="float">
            <text:p><text:s/>2,421,23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733047.24115111" calcext:value-type="float">
            <text:p><text:s/>5,733,04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76056.936" calcext:value-type="float">
            <text:p><text:s/>376,05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-327115.591656315" calcext:value-type="float">
            <text:p><text:s/>-327,116 <text:s/></text:p>
          </table:table-cell>
          <table:table-cell table:style-name="ce51" office:value-type="float" office:value="-41890" calcext:value-type="float">
            <text:p><text:s/>-41,890 <text:s/></text:p>
          </table:table-cell>
          <table:table-cell table:style-name="ce51" office:value-type="float" office:value="37.7925066427" calcext:value-type="float">
            <text:p><text:s/>38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39911.9996794521" calcext:value-type="float">
            <text:p><text:s/>39,91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716319.22892227" calcext:value-type="float">
            <text:p><text:s/>716,319 <text:s/></text:p>
          </table:table-cell>
          <table:table-cell table:style-name="ce50" office:value-type="float" office:value="7480990.40090012" calcext:value-type="float">
            <text:p><text:s/>7,480,990 <text:s/></text:p>
          </table:table-cell>
          <table:table-cell table:style-name="ce50" office:value-type="float" office:value="712605.72196734" calcext:value-type="float">
            <text:p><text:s/>712,606 <text:s/></text:p>
          </table:table-cell>
          <table:table-cell table:style-name="ce50" office:value-type="float" office:value="52122454.005688" calcext:value-type="float">
            <text:p><text:s/>52,122,454 <text:s/></text:p>
          </table:table-cell>
          <table:table-cell table:style-name="ce50" office:value-type="float" office:value="48623551" calcext:value-type="float">
            <text:p><text:s/>48,623,551 <text:s/></text:p>
          </table:table-cell>
          <table:table-cell table:style-name="ce50" office:value-type="float" office:value="82001.0042774397" calcext:value-type="float">
            <text:p><text:s/>82,001 <text:s/></text:p>
          </table:table-cell>
          <table:table-cell table:style-name="ce50" office:value-type="float" office:value="298759.046" calcext:value-type="float">
            <text:p><text:s/>298,759 <text:s/></text:p>
          </table:table-cell>
          <table:table-cell table:style-name="ce50" office:value-type="float" office:value="69807.80644099" calcext:value-type="float">
            <text:p><text:s/>69,80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9004311.0502774" calcext:value-type="float">
            <text:p><text:s/>49,004,311 <text:s/></text:p>
          </table:table-cell>
          <table:table-cell table:style-name="ce50" office:value-type="float" office:value="48623551" calcext:value-type="float">
            <text:p><text:s/>48,623,551 <text:s/></text:p>
          </table:table-cell>
          <table:table-cell table:style-name="ce50" office:value-type="float" office:value="82001.0042774397" calcext:value-type="float">
            <text:p><text:s/>82,001 <text:s/></text:p>
          </table:table-cell>
          <table:table-cell table:style-name="ce50" office:value-type="float" office:value="298759.046" calcext:value-type="float">
            <text:p><text:s/>298,75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769648.93333333" calcext:value-type="float">
            <text:p><text:s/>2,769,64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17.06666666667" calcext:value-type="float">
            <text:p><text:s/>3,61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716319.22892227" calcext:value-type="float">
            <text:p><text:s/>716,319 <text:s/></text:p>
          </table:table-cell>
          <table:table-cell table:style-name="ce51" office:value-type="float" office:value="7480990.40090012" calcext:value-type="float">
            <text:p><text:s/>7,480,990 <text:s/></text:p>
          </table:table-cell>
          <table:table-cell table:style-name="ce51" office:value-type="float" office:value="712605.72196734" calcext:value-type="float">
            <text:p><text:s/>712,606 <text:s/></text:p>
          </table:table-cell>
          <table:table-cell table:style-name="ce51" office:value-type="float" office:value="344876.95541058" calcext:value-type="float">
            <text:p><text:s/>344,877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69807.80644099" calcext:value-type="float">
            <text:p><text:s/>69,808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2897357" calcext:value-type="float">
            <text:p><text:s/>2,897,357 <text:s/></text:p>
          </table:table-cell>
          <table:table-cell table:style-name="ce50" office:value-type="float" office:value="21712947" calcext:value-type="float">
            <text:p><text:s/>21,712,947 <text:s/></text:p>
          </table:table-cell>
          <table:table-cell table:style-name="ce50" office:value-type="float" office:value="1387126" calcext:value-type="float">
            <text:p><text:s/>1,387,126 <text:s/></text:p>
          </table:table-cell>
          <table:table-cell table:style-name="ce50" office:value-type="float" office:value="57026584.5875439" calcext:value-type="float">
            <text:p><text:s/>57,026,58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90280.925" calcext:value-type="float">
            <text:p><text:s/>2,490,281 <text:s/></text:p>
          </table:table-cell>
          <table:table-cell table:style-name="ce50" office:value-type="float" office:value="2061822.888" calcext:value-type="float">
            <text:p><text:s/>2,061,82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2897357" calcext:value-type="float">
            <text:p><text:s/>2,897,357 <text:s/></text:p>
          </table:table-cell>
          <table:table-cell table:style-name="ce50" office:value-type="float" office:value="21712947" calcext:value-type="float">
            <text:p><text:s/>21,712,947 <text:s/></text:p>
          </table:table-cell>
          <table:table-cell table:style-name="ce50" office:value-type="float" office:value="1387126" calcext:value-type="float">
            <text:p><text:s/>1,387,126 <text:s/></text:p>
          </table:table-cell>
          <table:table-cell table:style-name="ce50" office:value-type="float" office:value="52085292.4671314" calcext:value-type="float">
            <text:p><text:s/>52,085,29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90280.925" calcext:value-type="float">
            <text:p><text:s/>2,490,281 <text:s/></text:p>
          </table:table-cell>
          <table:table-cell table:style-name="ce50" office:value-type="float" office:value="1698753.74290399" calcext:value-type="float">
            <text:p><text:s/>1,698,754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941292.12041244" calcext:value-type="float">
            <text:p><text:s/>4,941,292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363069.145096006" calcext:value-type="float">
            <text:p><text:s/>363,06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541149" calcext:value-type="float">
            <text:p><text:s/>541,149 <text:s/></text:p>
          </table:table-cell>
          <table:table-cell table:style-name="ce50" office:value-type="float" office:value="11123599" calcext:value-type="float">
            <text:p><text:s/>11,123,599 <text:s/></text:p>
          </table:table-cell>
          <table:table-cell table:style-name="ce50" office:value-type="float" office:value="355573" calcext:value-type="float">
            <text:p><text:s/>355,573 <text:s/></text:p>
          </table:table-cell>
          <table:table-cell table:style-name="ce50" office:value-type="float" office:value="3254014.49639903" calcext:value-type="float">
            <text:p><text:s/>3,254,01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20286.61223846" calcext:value-type="float">
            <text:p><text:s/>2,420,287 <text:s/></text:p>
          </table:table-cell>
          <table:table-cell table:style-name="ce50" office:value-type="float" office:value="89485.7005972603" calcext:value-type="float">
            <text:p><text:s/>89,48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92.26666666667" calcext:value-type="float">
            <text:p><text:s/>1,89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466539" calcext:value-type="float">
            <text:p><text:s/>466,539 <text:s/></text:p>
          </table:table-cell>
          <table:table-cell table:style-name="ce50" office:value-type="float" office:value="3652544" calcext:value-type="float">
            <text:p><text:s/>3,652,544 <text:s/></text:p>
          </table:table-cell>
          <table:table-cell table:style-name="ce50" office:value-type="float" office:value="355573" calcext:value-type="float">
            <text:p><text:s/>355,573 <text:s/></text:p>
          </table:table-cell>
          <table:table-cell table:style-name="ce50" office:value-type="float" office:value="21198.9333333333" calcext:value-type="float">
            <text:p><text:s/>21,19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74610" calcext:value-type="float">
            <text:p><text:s/>74,610 <text:s/></text:p>
          </table:table-cell>
          <table:table-cell table:style-name="ce50" office:value-type="float" office:value="7471055" calcext:value-type="float">
            <text:p><text:s/>7,471,05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28090.34937428" calcext:value-type="float">
            <text:p><text:s/>3,228,09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20286.61223846" calcext:value-type="float">
            <text:p><text:s/>2,420,287 <text:s/></text:p>
          </table:table-cell>
          <table:table-cell table:style-name="ce50" office:value-type="float" office:value="88296.624" calcext:value-type="float">
            <text:p><text:s/>88,29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99.53333333333" calcext:value-type="float">
            <text:p><text:s/>1,70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133.41369142466" calcext:value-type="float">
            <text:p><text:s/>1,133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189.07659726027" calcext:value-type="float">
            <text:p><text:s/>1,189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3737" calcext:value-type="float">
            <text:p><text:s/>3,737 <text:s/></text:p>
          </table:table-cell>
          <table:table-cell table:style-name="ce52" office:value-type="float" office:value="89151" calcext:value-type="float">
            <text:p><text:s/>89,151 <text:s/></text:p>
          </table:table-cell>
          <table:table-cell table:style-name="ce52" office:value-type="float" office:value="7866" calcext:value-type="float">
            <text:p><text:s/>7,866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636151.77107773" calcext:value-type="float">
            <text:p><text:s/>1,636,152 <text:s/></text:p>
          </table:table-cell>
          <table:table-cell table:style-name="ce52" office:value-type="float" office:value="3019206.59909988" calcext:value-type="float">
            <text:p><text:s/>3,019,207 <text:s/></text:p>
          </table:table-cell>
          <table:table-cell table:style-name="ce52" office:value-type="float" office:value="311081.27803266" calcext:value-type="float">
            <text:p><text:s/>311,081 <text:s/></text:p>
          </table:table-cell>
          <table:table-cell table:style-name="ce52" office:value-type="float" office:value="43936758.6968652" calcext:value-type="float">
            <text:p><text:s/>43,936,759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86.50632055" calcext:value-type="float">
            <text:p><text:s/>187 <text:s/></text:p>
          </table:table-cell>
          <table:table-cell table:style-name="ce52" office:value-type="float" office:value="3977602.46772329" calcext:value-type="float">
            <text:p><text:s/>3,977,602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636151.77107773" calcext:value-type="float">
            <text:p><text:s/>1,636,152 <text:s/></text:p>
          </table:table-cell>
          <table:table-cell table:style-name="ce52" office:value-type="float" office:value="3019206.59909988" calcext:value-type="float">
            <text:p><text:s/>3,019,207 <text:s/></text:p>
          </table:table-cell>
          <table:table-cell table:style-name="ce52" office:value-type="float" office:value="311081.27803266" calcext:value-type="float">
            <text:p><text:s/>311,081 <text:s/></text:p>
          </table:table-cell>
          <table:table-cell table:style-name="ce52" office:value-type="float" office:value="18374719.7393673" calcext:value-type="float">
            <text:p><text:s/>18,374,720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86.50632055" calcext:value-type="float">
            <text:p><text:s/>187 <text:s/></text:p>
          </table:table-cell>
          <table:table-cell table:style-name="ce52" office:value-type="float" office:value="2297150.52972329" calcext:value-type="float">
            <text:p><text:s/>2,297,15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636151.77107773" calcext:value-type="float">
            <text:p><text:s/>1,636,152 <text:s/></text:p>
          </table:table-cell>
          <table:table-cell table:style-name="ce50" office:value-type="float" office:value="3019206.59909988" calcext:value-type="float">
            <text:p><text:s/>3,019,207 <text:s/></text:p>
          </table:table-cell>
          <table:table-cell table:style-name="ce50" office:value-type="float" office:value="311081.27803266" calcext:value-type="float">
            <text:p><text:s/>311,081 <text:s/></text:p>
          </table:table-cell>
          <table:table-cell table:style-name="ce50" office:value-type="float" office:value="2279769.9499039" calcext:value-type="float">
            <text:p><text:s/>2,279,77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6.50632055" calcext:value-type="float">
            <text:p><text:s/>187 <text:s/></text:p>
          </table:table-cell>
          <table:table-cell table:style-name="ce50" office:value-type="float" office:value="418464.334520548" calcext:value-type="float">
            <text:p><text:s/>418,46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7602.6313833333" calcext:value-type="float">
            <text:p><text:s/>37,60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026.87" calcext:value-type="float">
            <text:p><text:s/>4,02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5061.464502392" calcext:value-type="float">
            <text:p><text:s/>225,06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825.20252054795" calcext:value-type="float">
            <text:p><text:s/>9,82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9883.237632288" calcext:value-type="float">
            <text:p><text:s/>209,88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490.66" calcext:value-type="float">
            <text:p><text:s/>2,49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561.3377166667" calcext:value-type="float">
            <text:p><text:s/>19,56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845.07" calcext:value-type="float">
            <text:p><text:s/>3,84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808.47169333333" calcext:value-type="float">
            <text:p><text:s/>5,80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3.624" calcext:value-type="float">
            <text:p><text:s/>12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0395.7274083041" calcext:value-type="float">
            <text:p><text:s/>90,39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519.648" calcext:value-type="float">
            <text:p><text:s/>3,52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527.00126666667" calcext:value-type="float">
            <text:p><text:s/>3,52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599.64" calcext:value-type="float">
            <text:p><text:s/>3,60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12410" calcext:value-type="float">
            <text:p><text:s/>12,41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13767.18886682" calcext:value-type="float">
            <text:p><text:s/>613,76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6.50632055" calcext:value-type="float">
            <text:p><text:s/>187 <text:s/></text:p>
          </table:table-cell>
          <table:table-cell table:style-name="ce50" office:value-type="float" office:value="185615.982" calcext:value-type="float">
            <text:p><text:s/>185,61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82369.520891019" calcext:value-type="float">
            <text:p><text:s/>382,37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2116.424" calcext:value-type="float">
            <text:p><text:s/>72,11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76471.739035264" calcext:value-type="float">
            <text:p>( 276,472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72116.424" calcext:value-type="float">
            <text:p>( 72,116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05897.781855755" calcext:value-type="float">
            <text:p>( 105,898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5027.456211348" calcext:value-type="float">
            <text:p><text:s/>105,02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6.50632055" calcext:value-type="float">
            <text:p><text:s/>18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2495.1487277867" calcext:value-type="float">
            <text:p><text:s/>42,49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12410" calcext:value-type="float">
            <text:p><text:s/>12,410 <text:s/>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54" office:value-type="float" office:value="83875.0630366667" calcext:value-type="float">
            <text:p><text:s/>83,875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113499.558" calcext:value-type="float">
            <text:p><text:s/>113,50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5828.0087066667" calcext:value-type="float">
            <text:p><text:s/>95,82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457.736" calcext:value-type="float">
            <text:p><text:s/>4,45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9967.63529" calcext:value-type="float">
            <text:p><text:s/>39,96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412.286" calcext:value-type="float">
            <text:p><text:s/>4,412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58412.5826966667" calcext:value-type="float">
            <text:p><text:s/>58,413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3070.602" calcext:value-type="float">
            <text:p><text:s/>3,07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2637.34479" calcext:value-type="float">
            <text:p><text:s/>232,63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229.586" calcext:value-type="float">
            <text:p><text:s/>13,23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5667.1333333333" calcext:value-type="float">
            <text:p><text:s/>35,66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6970.211456667" calcext:value-type="float">
            <text:p><text:s/>196,97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229.586" calcext:value-type="float">
            <text:p><text:s/>13,23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6634.3365" calcext:value-type="float">
            <text:p>( 6,634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8999.1" calcext:value-type="float">
            <text:p>( 8,999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2713.72459" calcext:value-type="float">
            <text:p>( 2,714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3666.906" calcext:value-type="float">
            <text:p>( 3,667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623741.77107773" calcext:value-type="float">
            <text:p><text:s/>1,623,742 <text:s/></text:p>
          </table:table-cell>
          <table:table-cell table:style-name="ce50" office:value-type="float" office:value="3019206.59909988" calcext:value-type="float">
            <text:p><text:s/>3,019,207 <text:s/></text:p>
          </table:table-cell>
          <table:table-cell table:style-name="ce50" office:value-type="float" office:value="311081.27803266" calcext:value-type="float">
            <text:p><text:s/>311,081 <text:s/></text:p>
          </table:table-cell>
          <table:table-cell table:style-name="ce50" office:value-type="float" office:value="274831.742796667" calcext:value-type="float">
            <text:p><text:s/>274,83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7849.942" calcext:value-type="float">
            <text:p><text:s/>27,85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623741.77107773" calcext:value-type="float">
            <text:p><text:s/>1,623,742 <text:s/></text:p>
          </table:table-cell>
          <table:table-cell table:style-name="ce50" office:value-type="float" office:value="3019206.59909988" calcext:value-type="float">
            <text:p><text:s/>3,019,207 <text:s/></text:p>
          </table:table-cell>
          <table:table-cell table:style-name="ce50" office:value-type="float" office:value="311081.27803266" calcext:value-type="float">
            <text:p><text:s/>311,081 <text:s/></text:p>
          </table:table-cell>
          <table:table-cell table:style-name="ce50" office:value-type="float" office:value="238353.76618" calcext:value-type="float">
            <text:p><text:s/>238,35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969.612" calcext:value-type="float">
            <text:p><text:s/>12,97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477.9766166667" calcext:value-type="float">
            <text:p><text:s/>36,47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880.33" calcext:value-type="float">
            <text:p><text:s/>14,88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9245.18246" calcext:value-type="float">
            <text:p>( 9,245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2540.564" calcext:value-type="float">
            <text:p>( 12,541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4253.01717" calcext:value-type="float">
            <text:p><text:s/>54,25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946.278" calcext:value-type="float">
            <text:p><text:s/>9,946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8970.05256666667" calcext:value-type="float">
            <text:p><text:s/>8,970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3945.06" calcext:value-type="float">
            <text:p><text:s/>3,94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1177.0654462933" calcext:value-type="float">
            <text:p><text:s/>61,17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028.688" calcext:value-type="float">
            <text:p><text:s/>4,02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1366.5285811111" calcext:value-type="float">
            <text:p><text:s/>31,36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928.298" calcext:value-type="float">
            <text:p><text:s/>7,92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2202.314776667" calcext:value-type="float">
            <text:p><text:s/>102,20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5429.274" calcext:value-type="float">
            <text:p><text:s/>125,42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04.080000028" calcext:value-type="float">
            <text:p><text:s/>90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8966.40632" calcext:value-type="float">
            <text:p><text:s/>58,96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19.888" calcext:value-type="float">
            <text:p><text:s/>1,120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54646.1102933333" calcext:value-type="float">
            <text:p><text:s/>54,646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315200.4288772" calcext:value-type="float">
            <text:p><text:s/>13,315,20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8173.157" calcext:value-type="float">
            <text:p><text:s/>78,17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5883.5555555556" calcext:value-type="float">
            <text:p><text:s/>95,88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051794.8733217" calcext:value-type="float">
            <text:p><text:s/>13,051,79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8173.157" calcext:value-type="float">
            <text:p><text:s/>78,17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838.8" calcext:value-type="float">
            <text:p><text:s/>24,83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2683.2" calcext:value-type="float">
            <text:p><text:s/>142,68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60024.308723333" calcext:value-type="float">
            <text:p><text:s/>460,02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39.946" calcext:value-type="float">
            <text:p><text:s/>54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2166.57539" calcext:value-type="float">
            <text:p><text:s/>72,16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39.946" calcext:value-type="float">
            <text:p><text:s/>540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87857.733333333" calcext:value-type="float">
            <text:p><text:s/>387,858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69361.9044673" calcext:value-type="float">
            <text:p><text:s/>1,069,36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3926.622487671" calcext:value-type="float">
            <text:p><text:s/>103,92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51386.603615078" calcext:value-type="float">
            <text:p><text:s/>451,38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3801.180487671" calcext:value-type="float">
            <text:p><text:s/>103,80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723.2" calcext:value-type="float">
            <text:p><text:s/>3,72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438.6666666667" calcext:value-type="float">
            <text:p><text:s/>11,43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942.93333333333" calcext:value-type="float">
            <text:p><text:s/>9,94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765.33333333333" calcext:value-type="float">
            <text:p><text:s/>4,76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31361.933333333" calcext:value-type="float">
            <text:p><text:s/>431,36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56743.234185556" calcext:value-type="float">
            <text:p><text:s/>156,743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25.442" calcext:value-type="float">
            <text:p><text:s/>125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250363.1473955" calcext:value-type="float">
            <text:p><text:s/>1,250,363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696046.46971507" calcext:value-type="float">
            <text:p><text:s/>1,696,04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562038.9574979" calcext:value-type="float">
            <text:p><text:s/>25,562,03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80451.938" calcext:value-type="float">
            <text:p><text:s/>1,680,45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562038.9574979" calcext:value-type="float">
            <text:p><text:s/>25,562,03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80451.938" calcext:value-type="float">
            <text:p><text:s/>1,680,45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1875800.5787367" calcext:value-type="float">
            <text:p>( 21,875,801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680451.938" calcext:value-type="float">
            <text:p>( 1,680,452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657953.063362" calcext:value-type="float">
            <text:p><text:s/>657,953 <text:s/></text:p>
          </table:table-cell>
          <table:table-cell table:style-name="ce57" office:value-type="float" office:value="1107670.483074" calcext:value-type="float">
            <text:p><text:s/>1,107,670 <text:s/></text:p>
          </table:table-cell>
          <table:table-cell table:style-name="ce57" office:value-type="float" office:value="224204.236455" calcext:value-type="float">
            <text:p><text:s/>224,204 <text:s/></text:p>
          </table:table-cell>
          <table:table-cell table:style-name="ce57" office:value-type="float" office:value="11986676.693902" calcext:value-type="float">
            <text:p><text:s/>11,986,677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65572.558917" calcext:value-type="float">
            <text:p><text:s/>265,573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0687787.556" calcext:value-type="float">
            <text:p><text:s/>10,687,788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0561.364655" calcext:value-type="float">
            <text:p><text:s/>10,561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657953.063362" calcext:value-type="float">
            <text:p><text:s/>657,953 <text:s/></text:p>
          </table:table-cell>
          <table:table-cell table:style-name="ce57" office:value-type="float" office:value="1107670.483074" calcext:value-type="float">
            <text:p><text:s/>1,107,670 <text:s/></text:p>
          </table:table-cell>
          <table:table-cell table:style-name="ce57" office:value-type="float" office:value="224204.236455" calcext:value-type="float">
            <text:p><text:s/>224,204 <text:s/></text:p>
          </table:table-cell>
          <table:table-cell table:style-name="ce57" office:value-type="float" office:value="1288327.773247" calcext:value-type="float">
            <text:p><text:s/>1,288,328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65572.558917" calcext:value-type="float">
            <text:p><text:s/>265,573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658294.070192" calcext:value-type="float">
            <text:p><text:s/>658,294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658294.070192" calcext:value-type="float">
            <text:p><text:s/>658,294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4年(西元2015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7885096" calcext:value-type="float">
            <text:p><text:s/>17,885,096 <text:s/></text:p>
          </table:table-cell>
          <table:table-cell table:number-columns-repeated="2" table:style-name="ce50" office:value-type="float" office:value="199050" calcext:value-type="float">
            <text:p><text:s/>199,05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16770" calcext:value-type="float">
            <text:p><text:s/>216,77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3606.2694230509" calcext:value-type="float">
            <text:p><text:s/>63,606 <text:s/></text:p>
          </table:table-cell>
          <table:table-cell table:number-columns-repeated="2" table:style-name="ce50" office:value-type="float" office:value="5512196" calcext:value-type="float">
            <text:p><text:s/>5,512,19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279263" calcext:value-type="float">
            <text:p><text:s/>1,279,26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3195312" calcext:value-type="float">
            <text:p><text:s/>3,195,31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-220871" calcext:value-type="float">
            <text:p><text:s/>-220,871 <text:s/></text:p>
          </table:table-cell>
          <table:table-cell table:number-columns-repeated="2" table:style-name="ce50" office:value-type="float" office:value="264988.2" calcext:value-type="float">
            <text:p><text:s/>264,98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-14861" calcext:value-type="float">
            <text:p><text:s/>-14,861 <text:s/></text:p>
          </table:table-cell>
          <table:table-cell table:style-name="ce50" office:value-type="float" office:value="-55" calcext:value-type="float">
            <text:p><text:s/>-55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18042360.7305769" calcext:value-type="float">
            <text:p><text:s/>18,042,361 <text:s/></text:p>
          </table:table-cell>
          <table:table-cell table:number-columns-repeated="2" table:style-name="ce51" office:value-type="float" office:value="-5578134.2" calcext:value-type="float">
            <text:p><text:s/>-5,578,134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4242944" calcext:value-type="float">
            <text:p><text:s/>-4,242,944 <text:s/></text:p>
          </table:table-cell>
          <table:table-cell table:style-name="ce51" office:value-type="float" office:value="55" calcext:value-type="float">
            <text:p><text:s/>5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361924" calcext:value-type="float">
            <text:p><text:s/>4,361,924 <text:s/></text:p>
          </table:table-cell>
          <table:table-cell table:number-columns-repeated="2" table:style-name="ce50" office:value-type="float" office:value="106111" calcext:value-type="float">
            <text:p><text:s/>106,11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8912" calcext:value-type="float">
            <text:p><text:s/>58,91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62183.730576949" calcext:value-type="float">
            <text:p><text:s/>62,184 <text:s/></text:p>
          </table:table-cell>
          <table:table-cell table:number-columns-repeated="2" table:style-name="ce51" office:value-type="float" office:value="-247349.5" calcext:value-type="float">
            <text:p><text:s/>-247,350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155466" calcext:value-type="float">
            <text:p><text:s/>155,466 <text:s/></text:p>
          </table:table-cell>
          <table:table-cell table:style-name="ce51" office:value-type="float" office:value="-2235" calcext:value-type="float">
            <text:p><text:s/>-2,23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193594" calcext:value-type="float">
            <text:p><text:s/>10,193,594 <text:s/></text:p>
          </table:table-cell>
          <table:table-cell table:number-columns-repeated="2" table:style-name="ce50" office:value-type="float" office:value="15592361.7" calcext:value-type="float">
            <text:p><text:s/>15,592,36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793413" calcext:value-type="float">
            <text:p><text:s/>4,793,413 <text:s/></text:p>
          </table:table-cell>
          <table:table-cell table:style-name="ce50" office:value-type="float" office:value="3108" calcext:value-type="float">
            <text:p><text:s/>3,10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193594" calcext:value-type="float">
            <text:p><text:s/>10,193,594 <text:s/></text:p>
          </table:table-cell>
          <table:table-cell table:number-columns-repeated="2" table:style-name="ce50" office:value-type="float" office:value="10553189.7015385" calcext:value-type="float">
            <text:p><text:s/>10,553,19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793413" calcext:value-type="float">
            <text:p><text:s/>4,793,413 <text:s/></text:p>
          </table:table-cell>
          <table:table-cell table:style-name="ce50" office:value-type="float" office:value="3108" calcext:value-type="float">
            <text:p><text:s/>3,108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5039171.99846154" calcext:value-type="float">
            <text:p><text:s/>5,039,172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061" calcext:value-type="float">
            <text:p><text:s/>4,06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088" calcext:value-type="float">
            <text:p><text:s/>2,08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961" calcext:value-type="float">
            <text:p><text:s/>1,96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12" calcext:value-type="float">
            <text:p><text:s/>12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23811847" calcext:value-type="float">
            <text:p><text:s/>23,811,847 <text:s/></text:p>
          </table:table-cell>
          <table:table-cell table:number-columns-repeated="2" table:style-name="ce52" office:value-type="float" office:value="10151405" calcext:value-type="float">
            <text:p><text:s/>10,151,405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336091" calcext:value-type="float">
            <text:p><text:s/>336,091 <text:s/></text:p>
          </table:table-cell>
          <table:table-cell table:style-name="ce52" office:value-type="float" office:value="5397" calcext:value-type="float">
            <text:p><text:s/>5,397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number-columns-repeated="2" table:style-name="ce52" office:value-type="float" office:value="10151405" calcext:value-type="float">
            <text:p><text:s/>10,151,405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336091" calcext:value-type="float">
            <text:p><text:s/>336,091 <text:s/></text:p>
          </table:table-cell>
          <table:table-cell table:style-name="ce52" office:value-type="float" office:value="5397" calcext:value-type="float">
            <text:p><text:s/>5,39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119" calcext:value-type="float">
            <text:p><text:s/>7,11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458" calcext:value-type="float">
            <text:p><text:s/>1,458 <text:s/></text:p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7" calcext:value-type="float">
            <text:p><text:s/>1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74" calcext:value-type="float">
            <text:p><text:s/>37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12" calcext:value-type="float">
            <text:p><text:s/>1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" calcext:value-type="float">
            <text:p><text:s/>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3" calcext:value-type="float">
            <text:p><text:s/>5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458" calcext:value-type="float">
            <text:p><text:s/>1,45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" calcext:value-type="float">
            <text:p><text:s/>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number-columns-repeated="2" table:style-name="ce54" office:value-type="float" office:value="1" calcext:value-type="float">
            <text:p><text:s/>1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79" calcext:value-type="float">
            <text:p><text:s/>17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67" calcext:value-type="float">
            <text:p><text:s/>16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2" calcext:value-type="float">
            <text:p><text:s/>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number-columns-repeated="2" table:style-name="ce55" office:value-type="float" office:value="12" calcext:value-type="float">
            <text:p>( 12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43" calcext:value-type="float">
            <text:p><text:s/>34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35" calcext:value-type="float">
            <text:p><text:s/>33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8" calcext:value-type="float">
            <text:p><text:s/>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number-columns-repeated="2" table:style-name="ce54" office:value-type="float" office:value="41" calcext:value-type="float">
            <text:p><text:s/>41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88" calcext:value-type="float">
            <text:p><text:s/>28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130" calcext:value-type="float">
            <text:p><text:s/>5,13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32" calcext:value-type="float">
            <text:p><text:s/>53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0" calcext:value-type="float">
            <text:p><text:s/>4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097054.744" calcext:value-type="float">
            <text:p><text:s/>10,097,05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7869" calcext:value-type="float">
            <text:p><text:s/>107,86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107869" calcext:value-type="float">
            <text:p><text:s/>107,86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097054.744" calcext:value-type="float">
            <text:p><text:s/>10,097,05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241.256" calcext:value-type="float">
            <text:p><text:s/>9,24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241.256" calcext:value-type="float">
            <text:p><text:s/>9,24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7990" calcext:value-type="float">
            <text:p><text:s/>37,99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26764" calcext:value-type="float">
            <text:p><text:s/>226,764 <text:s/></text:p>
          </table:table-cell>
          <table:table-cell table:style-name="ce50" office:value-type="float" office:value="5396" calcext:value-type="float">
            <text:p><text:s/>5,39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3510" calcext:value-type="float">
            <text:p><text:s/>3,51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070" calcext:value-type="float">
            <text:p><text:s/>9,07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218" calcext:value-type="float">
            <text:p><text:s/>3,21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3057" calcext:value-type="float">
            <text:p><text:s/>23,05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26764" calcext:value-type="float">
            <text:p><text:s/>226,76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2645" calcext:value-type="float">
            <text:p><text:s/>2,645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886" calcext:value-type="float">
            <text:p><text:s/>1,886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3811847" calcext:value-type="float">
            <text:p><text:s/>23,811,84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3811847" calcext:value-type="float">
            <text:p><text:s/>23,811,84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23811847" calcext:value-type="float">
            <text:p>( 23,811,847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4年(西元2015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87254" calcext:value-type="float">
            <text:p><text:s/>87,254 <text:s/></text:p>
          </table:table-cell>
          <table:table-cell table:style-name="ce50" office:value-type="float" office:value="1066959" calcext:value-type="float">
            <text:p><text:s/>1,066,95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79370" calcext:value-type="float">
            <text:p><text:s/>379,370 <text:s/></text:p>
          </table:table-cell>
          <table:table-cell table:style-name="ce50" office:value-type="float" office:value="97769" calcext:value-type="float">
            <text:p><text:s/>97,769 <text:s/></text:p>
          </table:table-cell>
          <table:table-cell table:style-name="ce50" office:value-type="float" office:value="1429008.67833653" calcext:value-type="float">
            <text:p><text:s/>1,429,009 <text:s/></text:p>
          </table:table-cell>
          <table:table-cell table:style-name="ce50" office:value-type="float" office:value="117106" calcext:value-type="float">
            <text:p><text:s/>117,106 <text:s/></text:p>
          </table:table-cell>
          <table:table-cell table:style-name="ce50" office:value-type="float" office:value="50817" calcext:value-type="float">
            <text:p><text:s/>50,817 <text:s/></text:p>
          </table:table-cell>
          <table:table-cell table:style-name="ce50" office:value-type="float" office:value="298759" calcext:value-type="float">
            <text:p><text:s/>298,75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10758719.637" calcext:value-type="float">
            <text:p><text:s/>10,758,720 <text:s/></text:p>
          </table:table-cell>
          <table:table-cell table:style-name="ce50" office:value-type="float" office:value="1002760" calcext:value-type="float">
            <text:p><text:s/>1,002,760 <text:s/></text:p>
          </table:table-cell>
          <table:table-cell table:style-name="ce50" office:value-type="float" office:value="136" calcext:value-type="float">
            <text:p><text:s/>136 <text:s/></text:p>
          </table:table-cell>
          <table:table-cell table:style-name="ce50" office:value-type="float" office:value="640751" calcext:value-type="float">
            <text:p><text:s/>640,751 <text:s/></text:p>
          </table:table-cell>
          <table:table-cell table:style-name="ce50" office:value-type="float" office:value="337336" calcext:value-type="float">
            <text:p><text:s/>337,336 <text:s/></text:p>
          </table:table-cell>
          <table:table-cell table:style-name="ce50" office:value-type="float" office:value="149228.83630623" calcext:value-type="float">
            <text:p><text:s/>149,229 <text:s/></text:p>
          </table:table-cell>
          <table:table-cell table:style-name="ce50" office:value-type="float" office:value="11821" calcext:value-type="float">
            <text:p><text:s/>11,821 <text:s/></text:p>
          </table:table-cell>
          <table:table-cell table:style-name="ce50" office:value-type="float" office:value="524073" calcext:value-type="float">
            <text:p><text:s/>524,073 <text:s/></text:p>
          </table:table-cell>
          <table:table-cell table:style-name="ce50" office:value-type="float" office:value="86998" calcext:value-type="float">
            <text:p><text:s/>86,99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108343" calcext:value-type="float">
            <text:p><text:s/>108,343 <text:s/></text:p>
          </table:table-cell>
          <table:table-cell table:style-name="ce50" office:value-type="float" office:value="1048831" calcext:value-type="float">
            <text:p><text:s/>1,048,83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49448.634" calcext:value-type="float">
            <text:p><text:s/>149,449 <text:s/></text:p>
          </table:table-cell>
          <table:table-cell table:style-name="ce50" office:value-type="float" office:value="-299110.8426" calcext:value-type="float">
            <text:p><text:s/>-299,111 <text:s/></text:p>
          </table:table-cell>
          <table:table-cell table:style-name="ce50" office:value-type="float" office:value="-3267" calcext:value-type="float">
            <text:p><text:s/>-3,267 <text:s/></text:p>
          </table:table-cell>
          <table:table-cell table:style-name="ce50" office:value-type="float" office:value="-26025" calcext:value-type="float">
            <text:p><text:s/>-26,025 <text:s/></text:p>
          </table:table-cell>
          <table:table-cell table:style-name="ce50" office:value-type="float" office:value="-25742" calcext:value-type="float">
            <text:p><text:s/>-25,742 <text:s/></text:p>
          </table:table-cell>
          <table:table-cell table:style-name="ce50" office:value-type="float" office:value="-29854" calcext:value-type="float">
            <text:p><text:s/>-29,85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938" calcext:value-type="float">
            <text:p><text:s/>24,938 <text:s/></text:p>
          </table:table-cell>
          <table:table-cell table:style-name="ce50" office:value-type="float" office:value="-260704" calcext:value-type="float">
            <text:p><text:s/>-260,704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-10929257.271" calcext:value-type="float">
            <text:p><text:s/>-10,929,257 <text:s/></text:p>
          </table:table-cell>
          <table:table-cell table:style-name="ce51" office:value-type="float" office:value="-685521.1574" calcext:value-type="float">
            <text:p><text:s/>-685,521 <text:s/></text:p>
          </table:table-cell>
          <table:table-cell table:style-name="ce51" office:value-type="float" office:value="3131" calcext:value-type="float">
            <text:p><text:s/>3,131 <text:s/></text:p>
          </table:table-cell>
          <table:table-cell table:style-name="ce51" office:value-type="float" office:value="-235356" calcext:value-type="float">
            <text:p><text:s/>-235,356 <text:s/></text:p>
          </table:table-cell>
          <table:table-cell table:style-name="ce51" office:value-type="float" office:value="-213825" calcext:value-type="float">
            <text:p><text:s/>-213,825 <text:s/></text:p>
          </table:table-cell>
          <table:table-cell table:style-name="ce51" office:value-type="float" office:value="1309633.8420303" calcext:value-type="float">
            <text:p><text:s/>1,309,634 <text:s/></text:p>
          </table:table-cell>
          <table:table-cell table:style-name="ce51" office:value-type="float" office:value="105285" calcext:value-type="float">
            <text:p><text:s/>105,285 <text:s/></text:p>
          </table:table-cell>
          <table:table-cell table:style-name="ce51" office:value-type="float" office:value="-498194" calcext:value-type="float">
            <text:p><text:s/>-498,194 <text:s/></text:p>
          </table:table-cell>
          <table:table-cell table:style-name="ce51" office:value-type="float" office:value="472465" calcext:value-type="float">
            <text:p><text:s/>472,46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255935" calcext:value-type="float">
            <text:p><text:s/>255,935 <text:s/></text:p>
          </table:table-cell>
          <table:table-cell table:style-name="ce50" office:value-type="float" office:value="869987" calcext:value-type="float">
            <text:p><text:s/>869,987 <text:s/></text:p>
          </table:table-cell>
          <table:table-cell table:style-name="ce50" office:value-type="float" office:value="1566" calcext:value-type="float">
            <text:p><text:s/>1,566 <text:s/></text:p>
          </table:table-cell>
          <table:table-cell table:style-name="ce50" office:value-type="float" office:value="3807" calcext:value-type="float">
            <text:p><text:s/>3,80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560" calcext:value-type="float">
            <text:p><text:s/>2,56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56300" calcext:value-type="float">
            <text:p><text:s/>356,30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-220537.733" calcext:value-type="float">
            <text:p><text:s/>-220,538 <text:s/></text:p>
          </table:table-cell>
          <table:table-cell table:style-name="ce51" office:value-type="float" office:value="-79177.8246500002" calcext:value-type="float">
            <text:p><text:s/>-79,178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143509.15992506" calcext:value-type="float">
            <text:p><text:s/>143,509 <text:s/></text:p>
          </table:table-cell>
          <table:table-cell table:style-name="ce50" office:value-type="float" office:value="2538665.09648935" calcext:value-type="float">
            <text:p><text:s/>2,538,66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1932.60134491" calcext:value-type="float">
            <text:p><text:s/>191,933 <text:s/></text:p>
          </table:table-cell>
          <table:table-cell table:style-name="ce50" office:value-type="float" office:value="31927.3387213387" calcext:value-type="float">
            <text:p><text:s/>31,92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141009" calcext:value-type="float">
            <text:p><text:s/>141,009 <text:s/></text:p>
          </table:table-cell>
          <table:table-cell table:style-name="ce50" office:value-type="float" office:value="2473163" calcext:value-type="float">
            <text:p><text:s/>2,473,16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391" calcext:value-type="float">
            <text:p><text:s/>3,39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2500.15992506" calcext:value-type="float">
            <text:p><text:s/>2,500 <text:s/></text:p>
          </table:table-cell>
          <table:table-cell table:style-name="ce51" office:value-type="float" office:value="62111.09648935" calcext:value-type="float">
            <text:p><text:s/>62,111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91932.60134491" calcext:value-type="float">
            <text:p><text:s/>191,933 <text:s/></text:p>
          </table:table-cell>
          <table:table-cell table:style-name="ce51" office:value-type="float" office:value="31927.3387213387" calcext:value-type="float">
            <text:p><text:s/>31,92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6768010.538" calcext:value-type="float">
            <text:p><text:s/>16,768,011 <text:s/></text:p>
          </table:table-cell>
          <table:table-cell table:style-name="ce50" office:value-type="float" office:value="6293342.02315" calcext:value-type="float">
            <text:p><text:s/>6,293,342 <text:s/></text:p>
          </table:table-cell>
          <table:table-cell table:style-name="ce50" office:value-type="float" office:value="947" calcext:value-type="float">
            <text:p><text:s/>947 <text:s/></text:p>
          </table:table-cell>
          <table:table-cell table:style-name="ce50" office:value-type="float" office:value="826051" calcext:value-type="float">
            <text:p><text:s/>826,051 <text:s/></text:p>
          </table:table-cell>
          <table:table-cell table:style-name="ce50" office:value-type="float" office:value="617059" calcext:value-type="float">
            <text:p><text:s/>617,059 <text:s/></text:p>
          </table:table-cell>
          <table:table-cell table:style-name="ce50" office:value-type="float" office:value="84244" calcext:value-type="float">
            <text:p><text:s/>84,24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14766" calcext:value-type="float">
            <text:p><text:s/>1,314,766 <text:s/></text:p>
          </table:table-cell>
          <table:table-cell table:style-name="ce50" office:value-type="float" office:value="1199179.50222222" calcext:value-type="float">
            <text:p><text:s/>1,199,18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16621222.498" calcext:value-type="float">
            <text:p><text:s/>16,621,222 <text:s/></text:p>
          </table:table-cell>
          <table:table-cell table:style-name="ce50" office:value-type="float" office:value="6274124.21585833" calcext:value-type="float">
            <text:p><text:s/>6,274,124 <text:s/></text:p>
          </table:table-cell>
          <table:table-cell table:style-name="ce50" office:value-type="float" office:value="947" calcext:value-type="float">
            <text:p><text:s/>947 <text:s/></text:p>
          </table:table-cell>
          <table:table-cell table:style-name="ce50" office:value-type="float" office:value="826051" calcext:value-type="float">
            <text:p><text:s/>826,051 <text:s/></text:p>
          </table:table-cell>
          <table:table-cell table:style-name="ce50" office:value-type="float" office:value="617059" calcext:value-type="float">
            <text:p><text:s/>617,059 <text:s/></text:p>
          </table:table-cell>
          <table:table-cell table:style-name="ce50" office:value-type="float" office:value="84244" calcext:value-type="float">
            <text:p><text:s/>84,24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14766" calcext:value-type="float">
            <text:p><text:s/>1,314,766 <text:s/></text:p>
          </table:table-cell>
          <table:table-cell table:style-name="ce50" office:value-type="float" office:value="1050333.58755556" calcext:value-type="float">
            <text:p><text:s/>1,050,334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146788.04" calcext:value-type="float">
            <text:p><text:s/>146,788 <text:s/></text:p>
          </table:table-cell>
          <table:table-cell table:style-name="ce51" office:value-type="float" office:value="19217.8072916667" calcext:value-type="float">
            <text:p><text:s/>19,218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1" office:value-type="float" office:value="148845.914666667" calcext:value-type="float">
            <text:p><text:s/>148,84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29743" calcext:value-type="float">
            <text:p><text:s/>29,743 <text:s/></text:p>
          </table:table-cell>
          <table:table-cell table:style-name="ce50" office:value-type="float" office:value="111608.74342238" calcext:value-type="float">
            <text:p><text:s/>111,60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94412.39865509" calcext:value-type="float">
            <text:p><text:s/>594,412 <text:s/></text:p>
          </table:table-cell>
          <table:table-cell table:style-name="ce50" office:value-type="float" office:value="76225.8168342169" calcext:value-type="float">
            <text:p><text:s/>76,22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74" calcext:value-type="float">
            <text:p><text:s/>1,77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874" calcext:value-type="float">
            <text:p><text:s/>19,87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29743" calcext:value-type="float">
            <text:p><text:s/>29,743 <text:s/></text:p>
          </table:table-cell>
          <table:table-cell table:style-name="ce50" office:value-type="float" office:value="89729.74342238" calcext:value-type="float">
            <text:p><text:s/>89,73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94412.39865509" calcext:value-type="float">
            <text:p><text:s/>594,412 <text:s/></text:p>
          </table:table-cell>
          <table:table-cell table:style-name="ce50" office:value-type="float" office:value="76225.8168342169" calcext:value-type="float">
            <text:p><text:s/>76,22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31" calcext:value-type="float">
            <text:p><text:s/>231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5630103.84007494" calcext:value-type="float">
            <text:p><text:s/>5,630,104 <text:s/></text:p>
          </table:table-cell>
          <table:table-cell table:style-name="ce52" office:value-type="float" office:value="2166737.85048827" calcext:value-type="float">
            <text:p><text:s/>2,166,738 <text:s/></text:p>
          </table:table-cell>
          <table:table-cell table:style-name="ce52" office:value-type="float" office:value="2512" calcext:value-type="float">
            <text:p><text:s/>2,512 <text:s/></text:p>
          </table:table-cell>
          <table:table-cell table:style-name="ce52" office:value-type="float" office:value="586888" calcext:value-type="float">
            <text:p><text:s/>586,888 <text:s/></text:p>
          </table:table-cell>
          <table:table-cell table:style-name="ce52" office:value-type="float" office:value="403234" calcext:value-type="float">
            <text:p><text:s/>403,234 <text:s/></text:p>
          </table:table-cell>
          <table:table-cell table:style-name="ce52" office:value-type="float" office:value="1391317.8420303" calcext:value-type="float">
            <text:p><text:s/>1,391,318 <text:s/></text:p>
          </table:table-cell>
          <table:table-cell table:style-name="ce52" office:value-type="float" office:value="105285" calcext:value-type="float">
            <text:p><text:s/>105,285 <text:s/></text:p>
          </table:table-cell>
          <table:table-cell table:style-name="ce52" office:value-type="float" office:value="30227" calcext:value-type="float">
            <text:p><text:s/>30,227 <text:s/></text:p>
          </table:table-cell>
          <table:table-cell table:style-name="ce52" office:value-type="float" office:value="1207191.34666667" calcext:value-type="float">
            <text:p><text:s/>1,207,191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5630103.84007494" calcext:value-type="float">
            <text:p><text:s/>5,630,104 <text:s/></text:p>
          </table:table-cell>
          <table:table-cell table:style-name="ce52" office:value-type="float" office:value="2166737.85048827" calcext:value-type="float">
            <text:p><text:s/>2,166,738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13446" calcext:value-type="float">
            <text:p><text:s/>13,44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16226.84007494" calcext:value-type="float">
            <text:p><text:s/>116,227 <text:s/></text:p>
          </table:table-cell>
          <table:table-cell table:style-name="ce50" office:value-type="float" office:value="1726681.85048827" calcext:value-type="float">
            <text:p><text:s/>1,726,68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446" calcext:value-type="float">
            <text:p><text:s/>13,44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5156" calcext:value-type="float">
            <text:p><text:s/>5,156 <text:s/></text:p>
          </table:table-cell>
          <table:table-cell table:style-name="ce50" office:value-type="float" office:value="27944" calcext:value-type="float">
            <text:p><text:s/>27,94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3291" calcext:value-type="float">
            <text:p><text:s/>3,291 <text:s/></text:p>
          </table:table-cell>
          <table:table-cell table:style-name="ce50" office:value-type="float" office:value="201020.97518726" calcext:value-type="float">
            <text:p><text:s/>201,02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2646" calcext:value-type="float">
            <text:p><text:s/>2,646 <text:s/></text:p>
          </table:table-cell>
          <table:table-cell table:style-name="ce50" office:value-type="float" office:value="192728.87599902" calcext:value-type="float">
            <text:p><text:s/>192,72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62" calcext:value-type="float">
            <text:p><text:s/>62 <text:s/></text:p>
          </table:table-cell>
          <table:table-cell table:style-name="ce50" office:value-type="float" office:value="15627" calcext:value-type="float">
            <text:p><text:s/>15,62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360" calcext:value-type="float">
            <text:p><text:s/>5,36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1096" calcext:value-type="float">
            <text:p><text:s/>1,096 <text:s/></text:p>
          </table:table-cell>
          <table:table-cell table:style-name="ce50" office:value-type="float" office:value="81290.26996577" calcext:value-type="float">
            <text:p><text:s/>81,29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128" calcext:value-type="float">
            <text:p><text:s/>128 <text:s/></text:p>
          </table:table-cell>
          <table:table-cell table:style-name="ce50" office:value-type="float" office:value="701" calcext:value-type="float">
            <text:p><text:s/>70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67404.24007491" calcext:value-type="float">
            <text:p><text:s/>67,404 <text:s/></text:p>
          </table:table-cell>
          <table:table-cell table:style-name="ce50" office:value-type="float" office:value="388035.03800532" calcext:value-type="float">
            <text:p><text:s/>388,03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67189" calcext:value-type="float">
            <text:p><text:s/>67,189 <text:s/></text:p>
          </table:table-cell>
          <table:table-cell table:style-name="ce50" office:value-type="float" office:value="249838.08487283" calcext:value-type="float">
            <text:p><text:s/>249,83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2011" calcext:value-type="float">
            <text:p>( 2,011 <text:s/>)</text:p>
          </table:table-cell>
          <table:table-cell table:style-name="ce53" office:value-type="float" office:value="207589.66438306" calcext:value-type="float">
            <text:p>( 207,590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65178" calcext:value-type="float">
            <text:p>( 65,178 <text:s/>)</text:p>
          </table:table-cell>
          <table:table-cell table:style-name="ce53" office:value-type="float" office:value="42248.42048977" calcext:value-type="float">
            <text:p>( 42,248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0.24007491" calcext:value-type="float">
            <text:p><text:s/>0 <text:s/></text:p>
          </table:table-cell>
          <table:table-cell table:style-name="ce50" office:value-type="float" office:value="98357.75120019" calcext:value-type="float">
            <text:p><text:s/>98,35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9839.2019323" calcext:value-type="float">
            <text:p><text:s/>39,83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215" calcext:value-type="float">
            <text:p><text:s/>215 <text:s/></text:p>
          </table:table-cell>
          <table:table-cell table:number-columns-repeated="8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1570" calcext:value-type="float">
            <text:p><text:s/>1,570 <text:s/></text:p>
          </table:table-cell>
          <table:table-cell table:style-name="ce50" office:value-type="float" office:value="84126" calcext:value-type="float">
            <text:p><text:s/>84,12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20" calcext:value-type="float">
            <text:p><text:s/>20 <text:s/></text:p>
          </table:table-cell>
          <table:table-cell table:style-name="ce50" office:value-type="float" office:value="34401" calcext:value-type="float">
            <text:p><text:s/>34,40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50" calcext:value-type="float">
            <text:p><text:s/>50 <text:s/></text:p>
          </table:table-cell>
          <table:table-cell table:style-name="ce54" office:value-type="float" office:value="52595" calcext:value-type="float">
            <text:p><text:s/>52,595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2692" calcext:value-type="float">
            <text:p><text:s/>12,692 <text:s/></text:p>
          </table:table-cell>
          <table:table-cell table:style-name="ce50" office:value-type="float" office:value="197703" calcext:value-type="float">
            <text:p><text:s/>197,70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1990" calcext:value-type="float">
            <text:p><text:s/>11,990 <text:s/></text:p>
          </table:table-cell>
          <table:table-cell table:style-name="ce50" office:value-type="float" office:value="22811" calcext:value-type="float">
            <text:p><text:s/>22,81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702" calcext:value-type="float">
            <text:p><text:s/>702 <text:s/></text:p>
          </table:table-cell>
          <table:table-cell table:style-name="ce50" office:value-type="float" office:value="174892" calcext:value-type="float">
            <text:p><text:s/>174,89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7375" calcext:value-type="float">
            <text:p><text:s/>7,375 <text:s/></text:p>
          </table:table-cell>
          <table:table-cell table:style-name="ce50" office:value-type="float" office:value="219068.95" calcext:value-type="float">
            <text:p><text:s/>219,06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446" calcext:value-type="float">
            <text:p><text:s/>13,446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7240" calcext:value-type="float">
            <text:p><text:s/>7,240 <text:s/></text:p>
          </table:table-cell>
          <table:table-cell table:style-name="ce50" office:value-type="float" office:value="195279.95" calcext:value-type="float">
            <text:p><text:s/>195,28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446" calcext:value-type="float">
            <text:p><text:s/>13,446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135" calcext:value-type="float">
            <text:p><text:s/>135 <text:s/></text:p>
          </table:table-cell>
          <table:table-cell table:style-name="ce50" office:value-type="float" office:value="23789" calcext:value-type="float">
            <text:p><text:s/>23,78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209" calcext:value-type="float">
            <text:p><text:s/>209 <text:s/></text:p>
          </table:table-cell>
          <table:table-cell table:style-name="ce50" office:value-type="float" office:value="43805" calcext:value-type="float">
            <text:p><text:s/>43,80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140" calcext:value-type="float">
            <text:p><text:s/>140 <text:s/></text:p>
          </table:table-cell>
          <table:table-cell table:style-name="ce54" office:value-type="float" office:value="5527" calcext:value-type="float">
            <text:p><text:s/>5,527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4209" calcext:value-type="float">
            <text:p><text:s/>4,209 <text:s/></text:p>
          </table:table-cell>
          <table:table-cell table:style-name="ce50" office:value-type="float" office:value="50652.2129309" calcext:value-type="float">
            <text:p><text:s/>50,65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4548" calcext:value-type="float">
            <text:p><text:s/>4,548 <text:s/></text:p>
          </table:table-cell>
          <table:table-cell table:style-name="ce50" office:value-type="float" office:value="15778" calcext:value-type="float">
            <text:p><text:s/>15,77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122" calcext:value-type="float">
            <text:p><text:s/>122 <text:s/></text:p>
          </table:table-cell>
          <table:table-cell table:style-name="ce50" office:value-type="float" office:value="9018" calcext:value-type="float">
            <text:p><text:s/>9,01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472.60000003" calcext:value-type="float">
            <text:p><text:s/>473 <text:s/></text:p>
          </table:table-cell>
          <table:table-cell table:style-name="ce50" office:value-type="float" office:value="1.8" calcext:value-type="float">
            <text:p><text:s/>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5036" calcext:value-type="float">
            <text:p><text:s/>5,036 <text:s/></text:p>
          </table:table-cell>
          <table:table-cell table:style-name="ce50" office:value-type="float" office:value="50068" calcext:value-type="float">
            <text:p><text:s/>50,06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51230.7284" calcext:value-type="float">
            <text:p><text:s/>51,231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4656154.9" calcext:value-type="float">
            <text:p><text:s/>4,656,155 <text:s/></text:p>
          </table:table-cell>
          <table:table-cell table:style-name="ce50" office:value-type="float" office:value="61088" calcext:value-type="float">
            <text:p><text:s/>61,08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4546481.9" calcext:value-type="float">
            <text:p><text:s/>4,546,482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26613" calcext:value-type="float">
            <text:p><text:s/>26,613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83060" calcext:value-type="float">
            <text:p><text:s/>83,060 <text:s/></text:p>
          </table:table-cell>
          <table:table-cell table:style-name="ce50" office:value-type="float" office:value="61088" calcext:value-type="float">
            <text:p><text:s/>61,08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451000.1" calcext:value-type="float">
            <text:p><text:s/>451,000 <text:s/></text:p>
          </table:table-cell>
          <table:table-cell table:style-name="ce50" office:value-type="float" office:value="28766" calcext:value-type="float">
            <text:p><text:s/>28,76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65501.1" calcext:value-type="float">
            <text:p><text:s/>65,501 <text:s/></text:p>
          </table:table-cell>
          <table:table-cell table:style-name="ce50" office:value-type="float" office:value="2461" calcext:value-type="float">
            <text:p><text:s/>2,46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385499" calcext:value-type="float">
            <text:p><text:s/>385,499 <text:s/></text:p>
          </table:table-cell>
          <table:table-cell table:style-name="ce51" office:value-type="float" office:value="26305" calcext:value-type="float">
            <text:p><text:s/>26,305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406722" calcext:value-type="float">
            <text:p><text:s/>406,722 <text:s/></text:p>
          </table:table-cell>
          <table:table-cell table:style-name="ce50" office:value-type="float" office:value="350202" calcext:value-type="float">
            <text:p><text:s/>350,20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103549" calcext:value-type="float">
            <text:p><text:s/>103,549 <text:s/></text:p>
          </table:table-cell>
          <table:table-cell table:style-name="ce50" office:value-type="float" office:value="257720" calcext:value-type="float">
            <text:p><text:s/>257,72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396" calcext:value-type="float">
            <text:p><text:s/>396 <text:s/></text:p>
          </table:table-cell>
          <table:table-cell table:style-name="ce50" office:value-type="float" office:value="3144" calcext:value-type="float">
            <text:p><text:s/>3,14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12210" calcext:value-type="float">
            <text:p><text:s/>12,210 <text:s/></text:p>
          </table:table-cell>
          <table:table-cell table:style-name="ce50" office:value-type="float" office:value="40" calcext:value-type="float">
            <text:p><text:s/>4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2231" calcext:value-type="float">
            <text:p><text:s/>2,231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281" calcext:value-type="float">
            <text:p><text:s/>281 <text:s/></text:p>
          </table:table-cell>
          <table:table-cell table:style-name="ce50" office:value-type="float" office:value="1607" calcext:value-type="float">
            <text:p><text:s/>1,60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20768" calcext:value-type="float">
            <text:p><text:s/>220,768 <text:s/></text:p>
          </table:table-cell>
          <table:table-cell table:style-name="ce50" office:value-type="float" office:value="3526" calcext:value-type="float">
            <text:p><text:s/>3,52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67287" calcext:value-type="float">
            <text:p><text:s/>67,287 <text:s/></text:p>
          </table:table-cell>
          <table:table-cell table:style-name="ce51" office:value-type="float" office:value="84165" calcext:value-type="float">
            <text:p><text:s/>84,165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512" calcext:value-type="float">
            <text:p><text:s/>2,512 <text:s/></text:p>
          </table:table-cell>
          <table:table-cell table:style-name="ce50" office:value-type="float" office:value="586888" calcext:value-type="float">
            <text:p><text:s/>586,888 <text:s/></text:p>
          </table:table-cell>
          <table:table-cell table:style-name="ce50" office:value-type="float" office:value="403234" calcext:value-type="float">
            <text:p><text:s/>403,234 <text:s/></text:p>
          </table:table-cell>
          <table:table-cell table:style-name="ce50" office:value-type="float" office:value="1391317.8420303" calcext:value-type="float">
            <text:p><text:s/>1,391,318 <text:s/></text:p>
          </table:table-cell>
          <table:table-cell table:style-name="ce50" office:value-type="float" office:value="105285" calcext:value-type="float">
            <text:p><text:s/>105,285 <text:s/></text:p>
          </table:table-cell>
          <table:table-cell table:style-name="ce50" office:value-type="float" office:value="30227" calcext:value-type="float">
            <text:p><text:s/>30,227 <text:s/></text:p>
          </table:table-cell>
          <table:table-cell table:style-name="ce50" office:value-type="float" office:value="1193745.34666667" calcext:value-type="float">
            <text:p><text:s/>1,193,745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512" calcext:value-type="float">
            <text:p><text:s/>2,512 <text:s/></text:p>
          </table:table-cell>
          <table:table-cell table:style-name="ce50" office:value-type="float" office:value="586888" calcext:value-type="float">
            <text:p><text:s/>586,888 <text:s/></text:p>
          </table:table-cell>
          <table:table-cell table:style-name="ce50" office:value-type="float" office:value="403234" calcext:value-type="float">
            <text:p><text:s/>403,234 <text:s/></text:p>
          </table:table-cell>
          <table:table-cell table:style-name="ce50" office:value-type="float" office:value="1391317.8420303" calcext:value-type="float">
            <text:p><text:s/>1,391,318 <text:s/></text:p>
          </table:table-cell>
          <table:table-cell table:style-name="ce50" office:value-type="float" office:value="105285" calcext:value-type="float">
            <text:p><text:s/>105,285 <text:s/></text:p>
          </table:table-cell>
          <table:table-cell table:style-name="ce50" office:value-type="float" office:value="30227" calcext:value-type="float">
            <text:p><text:s/>30,227 <text:s/></text:p>
          </table:table-cell>
          <table:table-cell table:style-name="ce50" office:value-type="float" office:value="1193745.34666667" calcext:value-type="float">
            <text:p><text:s/>1,193,745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516439.137018574" calcext:value-type="float">
            <text:p><text:s/>516,439 <text:s/></text:p>
          </table:table-cell>
          <table:table-cell table:style-name="ce57" office:value-type="float" office:value="10587881.9876454" calcext:value-type="float">
            <text:p><text:s/>10,587,882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508389.444864" calcext:value-type="float">
            <text:p><text:s/>508,389 <text:s/></text:p>
          </table:table-cell>
          <table:table-cell table:style-name="ce57" office:value-type="float" office:value="108393.565457" calcext:value-type="float">
            <text:p><text:s/>108,394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510208.226222574" calcext:value-type="float">
            <text:p><text:s/>510,208 <text:s/></text:p>
          </table:table-cell>
          <table:table-cell table:style-name="ce57" office:value-type="float" office:value="10177579.3297774" calcext:value-type="float">
            <text:p><text:s/>10,177,579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0561.364655" calcext:value-type="float">
            <text:p><text:s/>10,561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6230.910796" calcext:value-type="float">
            <text:p><text:s/>6,231 <text:s/></text:p>
          </table:table-cell>
          <table:table-cell table:style-name="ce57" office:value-type="float" office:value="399741.293213" calcext:value-type="float">
            <text:p><text:s/>399,741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508389.444864" calcext:value-type="float">
            <text:p><text:s/>508,389 <text:s/></text:p>
          </table:table-cell>
          <table:table-cell table:style-name="ce57" office:value-type="float" office:value="108393.565457" calcext:value-type="float">
            <text:p><text:s/>108,394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4333.743374" calcext:value-type="float">
            <text:p><text:s/>4,334 <text:s/></text:p>
          </table:table-cell>
          <table:table-cell table:style-name="ce57" office:value-type="float" office:value="32850.028185" calcext:value-type="float">
            <text:p><text:s/>32,850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621110.298633" calcext:value-type="float">
            <text:p><text:s/>621,110 <text:s/></text:p>
          </table:table-cell>
          <table:table-cell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4333.743374" calcext:value-type="float">
            <text:p><text:s/>4,334 <text:s/></text:p>
          </table:table-cell>
          <table:table-cell table:style-name="ce51" office:value-type="float" office:value="32850.028185" calcext:value-type="float">
            <text:p><text:s/>32,850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621110.298633" calcext:value-type="float">
            <text:p><text:s/>621,110 <text:s/></text:p>
          </table:table-cell>
          <table:table-cell table:style-name="ce51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4年(西元2015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251700.336700337" calcext:value-type="float">
            <text:p><text:s/>251,700 <text:s/></text:p>
          </table:table-cell>
          <table:table-cell table:style-name="ce49" office:value-type="float" office:value="373775" calcext:value-type="float">
            <text:p><text:s/>373,775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1743329.97568" calcext:value-type="float">
            <text:p><text:s/>1,743,330 <text:s/></text:p>
          </table:table-cell>
          <table:table-cell table:style-name="ce49" office:value-type="float" office:value="230516.683568889" calcext:value-type="float">
            <text:p><text:s/>230,517 <text:s/></text:p>
          </table:table-cell>
          <table:table-cell table:style-name="ce49" office:value-type="float" office:value="213881.642444444" calcext:value-type="float">
            <text:p><text:s/>213,882 <text:s/></text:p>
          </table:table-cell>
          <table:table-cell table:style-name="ce49" office:value-type="float" office:value="9764.02064444445" calcext:value-type="float">
            <text:p><text:s/>9,764 <text:s/></text:p>
          </table:table-cell>
          <table:table-cell table:style-name="ce49" office:value-type="float" office:value="6871.02048" calcext:value-type="float">
            <text:p><text:s/>6,871 <text:s/></text:p>
          </table:table-cell>
          <table:table-cell table:style-name="ce49" office:value-type="float" office:value="1512813.29211111" calcext:value-type="float">
            <text:p><text:s/>1,512,813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14354347.0774807" calcext:value-type="float">
            <text:p><text:s/>14,354,34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947738.1422746" calcext:value-type="float">
            <text:p><text:s/>18,947,738 <text:s/></text:p>
          </table:table-cell>
          <table:table-cell table:number-columns-repeated="2" table:style-name="ce50" office:value-type="float" office:value="84.5435" calcext:value-type="float">
            <text:p><text:s/>8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4.5435" calcext:value-type="float">
            <text:p><text:s/>8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735.61683333333" calcext:value-type="float">
            <text:p><text:s/>2,73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35.61683333333" calcext:value-type="float">
            <text:p><text:s/>2,73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45128.8408510417" calcext:value-type="float">
            <text:p><text:s/>45,129 <text:s/></text:p>
          </table:table-cell>
          <table:table-cell table:style-name="ce50" office:value-type="float" office:value="77428.823" calcext:value-type="float">
            <text:p><text:s/>77,429 <text:s/></text:p>
          </table:table-cell>
          <table:table-cell table:style-name="ce50" office:value-type="float" office:value="-9255.55052106932" calcext:value-type="float">
            <text:p><text:s/>-9,256 <text:s/></text:p>
          </table:table-cell>
          <table:table-cell table:number-columns-repeated="2" table:style-name="ce50" office:value-type="float" office:value="-13887.1570888889" calcext:value-type="float">
            <text:p><text:s/>-13,88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13887.1570888889" calcext:value-type="float">
            <text:p><text:s/>-13,88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4560918.57333" calcext:value-type="float">
            <text:p><text:s/>14,560,919 <text:s/></text:p>
          </table:table-cell>
          <table:table-cell table:style-name="ce51" office:value-type="float" office:value="296346.177" calcext:value-type="float">
            <text:p><text:s/>296,346 <text:s/></text:p>
          </table:table-cell>
          <table:table-cell table:style-name="ce51" office:value-type="float" office:value="18956993.6927957" calcext:value-type="float">
            <text:p><text:s/>18,956,994 <text:s/></text:p>
          </table:table-cell>
          <table:table-cell table:style-name="ce51" office:value-type="float" office:value="1754566.05943556" calcext:value-type="float">
            <text:p><text:s/>1,754,566 <text:s/></text:p>
          </table:table-cell>
          <table:table-cell table:style-name="ce51" office:value-type="float" office:value="241752.767324444" calcext:value-type="float">
            <text:p><text:s/>241,753 <text:s/></text:p>
          </table:table-cell>
          <table:table-cell table:style-name="ce51" office:value-type="float" office:value="213881.642444444" calcext:value-type="float">
            <text:p><text:s/>213,882 <text:s/></text:p>
          </table:table-cell>
          <table:table-cell table:style-name="ce51" office:value-type="float" office:value="21000.1044" calcext:value-type="float">
            <text:p><text:s/>21,000 <text:s/></text:p>
          </table:table-cell>
          <table:table-cell table:style-name="ce51" office:value-type="float" office:value="6871.02048" calcext:value-type="float">
            <text:p><text:s/>6,871 <text:s/></text:p>
          </table:table-cell>
          <table:table-cell table:style-name="ce51" office:value-type="float" office:value="1512813.29211111" calcext:value-type="float">
            <text:p><text:s/>1,512,81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15242972.4945422" calcext:value-type="float">
            <text:p><text:s/>15,242,97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120723.6927956" calcext:value-type="float">
            <text:p><text:s/>20,120,724 <text:s/></text:p>
          </table:table-cell>
          <table:table-cell table:number-columns-repeated="2" table:style-name="ce50" office:value-type="float" office:value="21756.7344111111" calcext:value-type="float">
            <text:p><text:s/>21,75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756.7344111111" calcext:value-type="float">
            <text:p><text:s/>21,75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724492.849579125" calcext:value-type="float">
            <text:p><text:s/>724,493 <text:s/></text:p>
          </table:table-cell>
          <table:table-cell table:style-name="ce51" office:value-type="float" office:value="806.774" calcext:value-type="float">
            <text:p><text:s/>807 <text:s/></text:p>
          </table:table-cell>
          <table:table-cell table:style-name="ce51" office:value-type="float" office:value="955613.429" calcext:value-type="float">
            <text:p><text:s/>955,613 <text:s/></text:p>
          </table:table-cell>
          <table:table-cell table:style-name="ce51" office:value-type="float" office:value="-828.972099999982" calcext:value-type="float">
            <text:p><text:s/>-829 <text:s/></text:p>
          </table:table-cell>
          <table:table-cell table:style-name="ce51" office:value-type="float" office:value="-828.972100000005" calcext:value-type="float">
            <text:p><text:s/>-829 <text:s/></text:p>
          </table:table-cell>
          <table:table-cell table:style-name="ce51" office:value-type="float" office:value="-0.0000000000048" calcext:value-type="float">
            <text:p><text:s/>-0 <text:s/></text:p>
          </table:table-cell>
          <table:table-cell table:style-name="ce51" office:value-type="float" office:value="-828.9721" calcext:value-type="float">
            <text:p><text:s/>-829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0.000000000023" calcext:value-type="float">
            <text:p><text:s/>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11699634.5882189" calcext:value-type="float">
            <text:p><text:s/>11,699,635 <text:s/></text:p>
          </table:table-cell>
          <table:table-cell table:style-name="ce50" office:value-type="float" office:value="2047.8235618" calcext:value-type="float">
            <text:p><text:s/>2,048 <text:s/></text:p>
          </table:table-cell>
          <table:table-cell table:style-name="ce50" office:value-type="float" office:value="15441697.3688385" calcext:value-type="float">
            <text:p><text:s/>15,441,697 <text:s/></text:p>
          </table:table-cell>
          <table:table-cell table:style-name="ce50" office:value-type="float" office:value="1238561.77086172" calcext:value-type="float">
            <text:p><text:s/>1,238,562 <text:s/></text:p>
          </table:table-cell>
          <table:table-cell table:style-name="ce50" office:value-type="float" office:value="40679.6743394016" calcext:value-type="float">
            <text:p><text:s/>40,680 <text:s/></text:p>
          </table:table-cell>
          <table:table-cell table:style-name="ce50" office:value-type="float" office:value="35367.3620838374" calcext:value-type="float">
            <text:p><text:s/>35,36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312.31225556419" calcext:value-type="float">
            <text:p><text:s/>5,312 <text:s/></text:p>
          </table:table-cell>
          <table:table-cell table:style-name="ce50" office:value-type="float" office:value="1197882.09652232" calcext:value-type="float">
            <text:p><text:s/>1,197,88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style-name="ce50" office:value-type="float" office:value="44410.6060606061" calcext:value-type="float">
            <text:p><text:s/>44,41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8622" calcext:value-type="float">
            <text:p><text:s/>58,62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11579384.8484848" calcext:value-type="float">
            <text:p><text:s/>11,579,38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284788" calcext:value-type="float">
            <text:p><text:s/>15,284,78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58.987511" calcext:value-type="float">
            <text:p><text:s/>1,05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58.987511" calcext:value-type="float">
            <text:p><text:s/>1,05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123.9727777778" calcext:value-type="float">
            <text:p><text:s/>25,12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5123.9727777778" calcext:value-type="float">
            <text:p><text:s/>25,124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75839.1336734386" calcext:value-type="float">
            <text:p><text:s/>75,839 <text:s/></text:p>
          </table:table-cell>
          <table:table-cell table:style-name="ce51" office:value-type="float" office:value="2047.8235618" calcext:value-type="float">
            <text:p><text:s/>2,048 <text:s/></text:p>
          </table:table-cell>
          <table:table-cell table:style-name="ce51" office:value-type="float" office:value="98287.36883845" calcext:value-type="float">
            <text:p><text:s/>98,287 <text:s/></text:p>
          </table:table-cell>
          <table:table-cell table:style-name="ce51" office:value-type="float" office:value="1212378.81057294" calcext:value-type="float">
            <text:p><text:s/>1,212,379 <text:s/></text:p>
          </table:table-cell>
          <table:table-cell table:style-name="ce51" office:value-type="float" office:value="39620.6868284016" calcext:value-type="float">
            <text:p><text:s/>39,621 <text:s/></text:p>
          </table:table-cell>
          <table:table-cell table:style-name="ce51" office:value-type="float" office:value="35367.3620838374" calcext:value-type="float">
            <text:p><text:s/>35,367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4253.32474456419" calcext:value-type="float">
            <text:p><text:s/>4,253 <text:s/></text:p>
          </table:table-cell>
          <table:table-cell table:style-name="ce51" office:value-type="float" office:value="1172758.12374454" calcext:value-type="float">
            <text:p><text:s/>1,172,75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6023873.4848485" calcext:value-type="float">
            <text:p><text:s/>16,023,873 <text:s/></text:p>
          </table:table-cell>
          <table:table-cell table:style-name="ce50" office:value-type="float" office:value="1309196.25" calcext:value-type="float">
            <text:p><text:s/>1,309,196 <text:s/></text:p>
          </table:table-cell>
          <table:table-cell table:style-name="ce50" office:value-type="float" office:value="19987783" calcext:value-type="float">
            <text:p><text:s/>19,987,78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16023873.4848485" calcext:value-type="float">
            <text:p><text:s/>16,023,873 <text:s/></text:p>
          </table:table-cell>
          <table:table-cell table:style-name="ce51" office:value-type="float" office:value="1309196.25" calcext:value-type="float">
            <text:p><text:s/>1,309,196 <text:s/></text:p>
          </table:table-cell>
          <table:table-cell table:style-name="ce51" office:value-type="float" office:value="19987783" calcext:value-type="float">
            <text:p><text:s/>19,987,783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268903.467440882" calcext:value-type="float">
            <text:p><text:s/>268,903 <text:s/></text:p>
          </table:table-cell>
          <table:table-cell table:style-name="ce50" office:value-type="float" office:value="1547.006" calcext:value-type="float">
            <text:p><text:s/>1,547 <text:s/></text:p>
          </table:table-cell>
          <table:table-cell table:style-name="ce50" office:value-type="float" office:value="353577.46057752" calcext:value-type="float">
            <text:p><text:s/>353,577 <text:s/></text:p>
          </table:table-cell>
          <table:table-cell table:number-columns-repeated="2" table:style-name="ce50" office:value-type="float" office:value="72.3420888888889" calcext:value-type="float">
            <text:p><text:s/>7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2.3420888888889" calcext:value-type="float">
            <text:p><text:s/>7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261094.288316303" calcext:value-type="float">
            <text:p><text:s/>261,094 <text:s/></text:p>
          </table:table-cell>
          <table:table-cell table:style-name="ce50" office:value-type="float" office:value="1440" calcext:value-type="float">
            <text:p><text:s/>1,440 <text:s/></text:p>
          </table:table-cell>
          <table:table-cell table:style-name="ce50" office:value-type="float" office:value="343364.46057752" calcext:value-type="float">
            <text:p><text:s/>343,364 <text:s/></text:p>
          </table:table-cell>
          <table:table-cell table:number-columns-repeated="2" table:style-name="ce50" office:value-type="float" office:value="72.3420888888889" calcext:value-type="float">
            <text:p><text:s/>7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2.3420888888889" calcext:value-type="float">
            <text:p><text:s/>7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style-name="ce50" office:value-type="float" office:value="7809.17912457912" calcext:value-type="float">
            <text:p><text:s/>7,809 <text:s/></text:p>
          </table:table-cell>
          <table:table-cell table:style-name="ce50" office:value-type="float" office:value="107.006" calcext:value-type="float">
            <text:p><text:s/>107 <text:s/></text:p>
          </table:table-cell>
          <table:table-cell table:style-name="ce50" office:value-type="float" office:value="10213" calcext:value-type="float">
            <text:p><text:s/>10,21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2648788.65839746" calcext:value-type="float">
            <text:p><text:s/>2,648,789 <text:s/></text:p>
          </table:table-cell>
          <table:table-cell table:style-name="ce52" office:value-type="float" office:value="1601140.8234382" calcext:value-type="float">
            <text:p><text:s/>1,601,141 <text:s/></text:p>
          </table:table-cell>
          <table:table-cell table:style-name="ce52" office:value-type="float" office:value="2073164.74158403" calcext:value-type="float">
            <text:p><text:s/>2,073,165 <text:s/></text:p>
          </table:table-cell>
          <table:table-cell table:style-name="ce52" office:value-type="float" office:value="495004.184173837" calcext:value-type="float">
            <text:p><text:s/>495,004 <text:s/></text:p>
          </table:table-cell>
          <table:table-cell table:style-name="ce52" office:value-type="float" office:value="180072.988585043" calcext:value-type="float">
            <text:p><text:s/>180,073 <text:s/></text:p>
          </table:table-cell>
          <table:table-cell table:style-name="ce52" office:value-type="float" office:value="178514.280360607" calcext:value-type="float">
            <text:p><text:s/>178,514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1558.70822443581" calcext:value-type="float">
            <text:p><text:s/>1,559 <text:s/></text:p>
          </table:table-cell>
          <table:table-cell table:style-name="ce52" office:value-type="float" office:value="314931.195588794" calcext:value-type="float">
            <text:p><text:s/>314,931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2648788.65839746" calcext:value-type="float">
            <text:p><text:s/>2,648,789 <text:s/></text:p>
          </table:table-cell>
          <table:table-cell table:style-name="ce52" office:value-type="float" office:value="1601140.8234382" calcext:value-type="float">
            <text:p><text:s/>1,601,141 <text:s/></text:p>
          </table:table-cell>
          <table:table-cell table:style-name="ce52" office:value-type="float" office:value="2073164.74158403" calcext:value-type="float">
            <text:p><text:s/>2,073,165 <text:s/></text:p>
          </table:table-cell>
          <table:table-cell table:style-name="ce52" office:value-type="float" office:value="495004.184173837" calcext:value-type="float">
            <text:p><text:s/>495,004 <text:s/></text:p>
          </table:table-cell>
          <table:table-cell table:style-name="ce52" office:value-type="float" office:value="180072.988585043" calcext:value-type="float">
            <text:p><text:s/>180,073 <text:s/></text:p>
          </table:table-cell>
          <table:table-cell table:style-name="ce52" office:value-type="float" office:value="178514.280360607" calcext:value-type="float">
            <text:p><text:s/>178,514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1558.70822443581" calcext:value-type="float">
            <text:p><text:s/>1,559 <text:s/></text:p>
          </table:table-cell>
          <table:table-cell table:style-name="ce52" office:value-type="float" office:value="314931.195588794" calcext:value-type="float">
            <text:p><text:s/>314,93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761651.08878467" calcext:value-type="float">
            <text:p><text:s/>1,761,651 <text:s/></text:p>
          </table:table-cell>
          <table:table-cell table:style-name="ce50" office:value-type="float" office:value="489721.8224382" calcext:value-type="float">
            <text:p><text:s/>489,722 <text:s/></text:p>
          </table:table-cell>
          <table:table-cell table:style-name="ce50" office:value-type="float" office:value="1890071.15058403" calcext:value-type="float">
            <text:p><text:s/>1,890,071 <text:s/></text:p>
          </table:table-cell>
          <table:table-cell table:style-name="ce50" office:value-type="float" office:value="495004.184173837" calcext:value-type="float">
            <text:p><text:s/>495,004 <text:s/></text:p>
          </table:table-cell>
          <table:table-cell table:style-name="ce50" office:value-type="float" office:value="180072.988585043" calcext:value-type="float">
            <text:p><text:s/>180,073 <text:s/></text:p>
          </table:table-cell>
          <table:table-cell table:style-name="ce50" office:value-type="float" office:value="178514.280360607" calcext:value-type="float">
            <text:p><text:s/>178,51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58.70822443581" calcext:value-type="float">
            <text:p><text:s/>1,559 <text:s/></text:p>
          </table:table-cell>
          <table:table-cell table:style-name="ce50" office:value-type="float" office:value="314931.195588794" calcext:value-type="float">
            <text:p><text:s/>314,93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27.6094276094276" calcext:value-type="float">
            <text:p><text:s/>28 <text:s/></text:p>
          </table:table-cell>
          <table:table-cell table:style-name="ce50" office:value-type="float" office:value="41" calcext:value-type="float">
            <text:p><text:s/>4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51886.7739482828" calcext:value-type="float">
            <text:p><text:s/>51,887 <text:s/></text:p>
          </table:table-cell>
          <table:table-cell table:style-name="ce50" office:value-type="float" office:value="24274.6094382" calcext:value-type="float">
            <text:p><text:s/>24,275 <text:s/></text:p>
          </table:table-cell>
          <table:table-cell table:style-name="ce50" office:value-type="float" office:value="46913.111" calcext:value-type="float">
            <text:p><text:s/>46,913 <text:s/></text:p>
          </table:table-cell>
          <table:table-cell table:number-columns-repeated="3" table:style-name="ce50" office:value-type="float" office:value="20778.3290936323" calcext:value-type="float">
            <text:p><text:s/>20,77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54214.0704545455" calcext:value-type="float">
            <text:p><text:s/>54,214 <text:s/></text:p>
          </table:table-cell>
          <table:table-cell table:style-name="ce50" office:value-type="float" office:value="12215.277" calcext:value-type="float">
            <text:p><text:s/>12,215 <text:s/></text:p>
          </table:table-cell>
          <table:table-cell table:style-name="ce50" office:value-type="float" office:value="60704.549" calcext:value-type="float">
            <text:p><text:s/>60,70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624.059932659933" calcext:value-type="float">
            <text:p><text:s/>624 <text:s/></text:p>
          </table:table-cell>
          <table:table-cell table:style-name="ce50" office:value-type="float" office:value="926.729" calcext:value-type="float">
            <text:p><text:s/>92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1802.03762626263" calcext:value-type="float">
            <text:p><text:s/>1,802 <text:s/></text:p>
          </table:table-cell>
          <table:table-cell table:style-name="ce50" office:value-type="float" office:value="913.305" calcext:value-type="float">
            <text:p><text:s/>913 <text:s/></text:p>
          </table:table-cell>
          <table:table-cell table:style-name="ce50" office:value-type="float" office:value="1566.863" calcext:value-type="float">
            <text:p><text:s/>1,56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25361.6406565657" calcext:value-type="float">
            <text:p><text:s/>25,362 <text:s/></text:p>
          </table:table-cell>
          <table:table-cell table:style-name="ce50" office:value-type="float" office:value="10215.102" calcext:value-type="float">
            <text:p><text:s/>10,215 <text:s/></text:p>
          </table:table-cell>
          <table:table-cell table:style-name="ce50" office:value-type="float" office:value="24397.275" calcext:value-type="float">
            <text:p><text:s/>24,397 <text:s/></text:p>
          </table:table-cell>
          <table:table-cell table:style-name="ce50" office:value-type="float" office:value="181839.985340772" calcext:value-type="float">
            <text:p><text:s/>181,840 <text:s/></text:p>
          </table:table-cell>
          <table:table-cell table:number-columns-repeated="2" table:style-name="ce50" office:value-type="float" office:value="157735.951266975" calcext:value-type="float">
            <text:p><text:s/>157,73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4104.0340737969" calcext:value-type="float">
            <text:p><text:s/>24,10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3412.19225589226" calcext:value-type="float">
            <text:p><text:s/>3,412 <text:s/></text:p>
          </table:table-cell>
          <table:table-cell table:style-name="ce50" office:value-type="float" office:value="1333.361" calcext:value-type="float">
            <text:p><text:s/>1,333 <text:s/></text:p>
          </table:table-cell>
          <table:table-cell table:style-name="ce50" office:value-type="float" office:value="3318.884" calcext:value-type="float">
            <text:p><text:s/>3,31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454192.100104573" calcext:value-type="float">
            <text:p><text:s/>454,192 <text:s/></text:p>
          </table:table-cell>
          <table:table-cell table:style-name="ce50" office:value-type="float" office:value="38480.781" calcext:value-type="float">
            <text:p><text:s/>38,481 <text:s/></text:p>
          </table:table-cell>
          <table:table-cell table:style-name="ce50" office:value-type="float" office:value="565328.43347137" calcext:value-type="float">
            <text:p><text:s/>565,328 <text:s/></text:p>
          </table:table-cell>
          <table:table-cell table:style-name="ce50" office:value-type="float" office:value="502.017472608797" calcext:value-type="float">
            <text:p><text:s/>502 <text:s/></text:p>
          </table:table-cell>
          <table:table-cell table:style-name="ce50" office:value-type="float" office:value="496.72262443581" calcext:value-type="float">
            <text:p><text:s/>49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96.72262443581" calcext:value-type="float">
            <text:p><text:s/>497 <text:s/></text:p>
          </table:table-cell>
          <table:table-cell table:style-name="ce50" office:value-type="float" office:value="5.29484817298667" calcext:value-type="float">
            <text:p><text:s/>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360739.429601213" calcext:value-type="float">
            <text:p><text:s/>360,739 <text:s/></text:p>
          </table:table-cell>
          <table:table-cell table:style-name="ce50" office:value-type="float" office:value="11510.819" calcext:value-type="float">
            <text:p><text:s/>11,511 <text:s/></text:p>
          </table:table-cell>
          <table:table-cell table:style-name="ce50" office:value-type="float" office:value="465944.20796249" calcext:value-type="float">
            <text:p><text:s/>465,944 <text:s/></text:p>
          </table:table-cell>
          <table:table-cell table:number-columns-repeated="2" table:style-name="ce50" office:value-type="float" office:value="496.72262443581" calcext:value-type="float">
            <text:p><text:s/>49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96.72262443581" calcext:value-type="float">
            <text:p><text:s/>49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169831.964141414" calcext:value-type="float">
            <text:p>( 169,832 <text:s/>)</text:p>
          </table:table-cell>
          <table:table-cell table:style-name="ce53" office:value-type="float" office:value="8958.819" calcext:value-type="float">
            <text:p>( 8,959 <text:s/>)</text:p>
          </table:table-cell>
          <table:table-cell table:style-name="ce53" office:value-type="float" office:value="216214.798" calcext:value-type="float">
            <text:p>( 216,215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190907.465459799" calcext:value-type="float">
            <text:p>( 190,907 <text:s/>)</text:p>
          </table:table-cell>
          <table:table-cell table:style-name="ce53" office:value-type="float" office:value="2552" calcext:value-type="float">
            <text:p>( 2,552 <text:s/>)</text:p>
          </table:table-cell>
          <table:table-cell table:style-name="ce53" office:value-type="float" office:value="249729.40996249" calcext:value-type="float">
            <text:p>( 249,729 <text:s/>)</text:p>
          </table:table-cell>
          <table:table-cell table:number-columns-repeated="2" table:style-name="ce53" office:value-type="float" office:value="496.72262443581" calcext:value-type="float">
            <text:p>( 497 <text:s/>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496.72262443581" calcext:value-type="float">
            <text:p>( 497 <text:s/>)</text:p>
          </table:table-cell>
          <table:table-cell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17160.5218855219" calcext:value-type="float">
            <text:p><text:s/>17,161 <text:s/></text:p>
          </table:table-cell>
          <table:table-cell table:style-name="ce50" office:value-type="float" office:value="23608" calcext:value-type="float">
            <text:p><text:s/>23,608 <text:s/></text:p>
          </table:table-cell>
          <table:table-cell table:style-name="ce50" office:value-type="float" office:value="1667" calcext:value-type="float">
            <text:p><text:s/>1,66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76292.1486178384" calcext:value-type="float">
            <text:p><text:s/>76,292 <text:s/></text:p>
          </table:table-cell>
          <table:table-cell table:style-name="ce50" office:value-type="float" office:value="3361.962" calcext:value-type="float">
            <text:p><text:s/>3,362 <text:s/></text:p>
          </table:table-cell>
          <table:table-cell table:style-name="ce50" office:value-type="float" office:value="97717.22550888" calcext:value-type="float">
            <text:p><text:s/>97,717 <text:s/></text:p>
          </table:table-cell>
          <table:table-cell table:style-name="ce50" office:value-type="float" office:value="5.29484817298667" calcext:value-type="float">
            <text:p><text:s/>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.29484817298667" calcext:value-type="float">
            <text:p><text:s/>5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34148.1180976431" calcext:value-type="float">
            <text:p><text:s/>34,148 <text:s/></text:p>
          </table:table-cell>
          <table:table-cell table:style-name="ce50" office:value-type="float" office:value="14439.304" calcext:value-type="float">
            <text:p><text:s/>14,439 <text:s/></text:p>
          </table:table-cell>
          <table:table-cell table:style-name="ce50" office:value-type="float" office:value="32240.579" calcext:value-type="float">
            <text:p><text:s/>32,24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46468.04503367" calcext:value-type="float">
            <text:p><text:s/>46,468 <text:s/></text:p>
          </table:table-cell>
          <table:table-cell table:style-name="ce50" office:value-type="float" office:value="2186.051" calcext:value-type="float">
            <text:p><text:s/>2,186 <text:s/></text:p>
          </table:table-cell>
          <table:table-cell table:style-name="ce50" office:value-type="float" office:value="59394.663" calcext:value-type="float">
            <text:p><text:s/>59,39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114476.226346801" calcext:value-type="float">
            <text:p><text:s/>114,476 <text:s/></text:p>
          </table:table-cell>
          <table:table-cell table:style-name="ce54" office:value-type="float" office:value="9396.128" calcext:value-type="float">
            <text:p><text:s/>9,396 <text:s/></text:p>
          </table:table-cell>
          <table:table-cell table:style-name="ce54" office:value-type="float" office:value="142756.505" calcext:value-type="float">
            <text:p><text:s/>142,757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88609.730808081" calcext:value-type="float">
            <text:p><text:s/>188,610 <text:s/></text:p>
          </table:table-cell>
          <table:table-cell table:style-name="ce50" office:value-type="float" office:value="191075.493" calcext:value-type="float">
            <text:p><text:s/>191,075 <text:s/></text:p>
          </table:table-cell>
          <table:table-cell table:style-name="ce50" office:value-type="float" office:value="79119.962" calcext:value-type="float">
            <text:p><text:s/>79,12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3239.303956229" calcext:value-type="float">
            <text:p><text:s/>13,239 <text:s/></text:p>
          </table:table-cell>
          <table:table-cell table:style-name="ce50" office:value-type="float" office:value="958.21" calcext:value-type="float">
            <text:p><text:s/>958 <text:s/></text:p>
          </table:table-cell>
          <table:table-cell table:style-name="ce50" office:value-type="float" office:value="16624.139" calcext:value-type="float">
            <text:p><text:s/>16,62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75370.426851852" calcext:value-type="float">
            <text:p><text:s/>175,370 <text:s/></text:p>
          </table:table-cell>
          <table:table-cell table:style-name="ce50" office:value-type="float" office:value="190117.283" calcext:value-type="float">
            <text:p><text:s/>190,117 <text:s/></text:p>
          </table:table-cell>
          <table:table-cell table:style-name="ce50" office:value-type="float" office:value="62495.823" calcext:value-type="float">
            <text:p><text:s/>62,49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64508.5202861953" calcext:value-type="float">
            <text:p>( 64,509 <text:s/>)</text:p>
          </table:table-cell>
          <table:table-cell table:style-name="ce53" office:value-type="float" office:value="85954.052" calcext:value-type="float">
            <text:p>( 85,954 <text:s/>)</text:p>
          </table:table-cell>
          <table:table-cell table:style-name="ce53" office:value-type="float" office:value="8747.645" calcext:value-type="float">
            <text:p>( 8,748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43687.0027777778" calcext:value-type="float">
            <text:p>( 43,687 <text:s/>)</text:p>
          </table:table-cell>
          <table:table-cell table:style-name="ce55" office:value-type="float" office:value="37245" calcext:value-type="float">
            <text:p>( 37,245 <text:s/>)</text:p>
          </table:table-cell>
          <table:table-cell table:style-name="ce55" office:value-type="float" office:value="24560.177" calcext:value-type="float">
            <text:p>( 24,560 <text:s/>)</text:p>
          </table:table-cell>
          <table:table-cell table:number-columns-repeated="6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355931.521213295" calcext:value-type="float">
            <text:p><text:s/>355,932 <text:s/></text:p>
          </table:table-cell>
          <table:table-cell table:style-name="ce50" office:value-type="float" office:value="23811.112" calcext:value-type="float">
            <text:p><text:s/>23,811 <text:s/></text:p>
          </table:table-cell>
          <table:table-cell table:style-name="ce50" office:value-type="float" office:value="448664.17511266" calcext:value-type="float">
            <text:p><text:s/>448,66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292866.752358076" calcext:value-type="float">
            <text:p><text:s/>292,867 <text:s/></text:p>
          </table:table-cell>
          <table:table-cell table:style-name="ce50" office:value-type="float" office:value="17951.112" calcext:value-type="float">
            <text:p><text:s/>17,951 <text:s/></text:p>
          </table:table-cell>
          <table:table-cell table:style-name="ce50" office:value-type="float" office:value="370627.56911266" calcext:value-type="float">
            <text:p><text:s/>370,62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63064.7688552189" calcext:value-type="float">
            <text:p><text:s/>63,065 <text:s/></text:p>
          </table:table-cell>
          <table:table-cell table:style-name="ce50" office:value-type="float" office:value="5860" calcext:value-type="float">
            <text:p><text:s/>5,860 <text:s/></text:p>
          </table:table-cell>
          <table:table-cell table:style-name="ce50" office:value-type="float" office:value="78036.606" calcext:value-type="float">
            <text:p><text:s/>78,03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47564.0024410774" calcext:value-type="float">
            <text:p>( 47,564 <text:s/>)</text:p>
          </table:table-cell>
          <table:table-cell table:style-name="ce53" office:value-type="float" office:value="1096" calcext:value-type="float">
            <text:p>( 1,096 <text:s/>)</text:p>
          </table:table-cell>
          <table:table-cell table:style-name="ce53" office:value-type="float" office:value="61810.261" calcext:value-type="float">
            <text:p>( 61,810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110792.89023569" calcext:value-type="float">
            <text:p><text:s/>110,793 <text:s/></text:p>
          </table:table-cell>
          <table:table-cell table:style-name="ce50" office:value-type="float" office:value="21626.288" calcext:value-type="float">
            <text:p><text:s/>21,626 <text:s/></text:p>
          </table:table-cell>
          <table:table-cell table:style-name="ce50" office:value-type="float" office:value="127023.248" calcext:value-type="float">
            <text:p><text:s/>127,02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5714.55202020202" calcext:value-type="float">
            <text:p><text:s/>5,715 <text:s/></text:p>
          </table:table-cell>
          <table:table-cell table:style-name="ce54" office:value-type="float" office:value="6001.05" calcext:value-type="float">
            <text:p><text:s/>6,001 <text:s/></text:p>
          </table:table-cell>
          <table:table-cell table:style-name="ce54" office:value-type="float" office:value="2208.942" calcext:value-type="float">
            <text:p><text:s/>2,209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189097.385858586" calcext:value-type="float">
            <text:p><text:s/>189,097 <text:s/></text:p>
          </table:table-cell>
          <table:table-cell table:style-name="ce50" office:value-type="float" office:value="103341.822" calcext:value-type="float">
            <text:p><text:s/>103,342 <text:s/></text:p>
          </table:table-cell>
          <table:table-cell table:style-name="ce50" office:value-type="float" office:value="157749.152" calcext:value-type="float">
            <text:p><text:s/>157,74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style-name="ce53" office:value-type="float" office:value="62436.8590909091" calcext:value-type="float">
            <text:p>( 62,437 <text:s/>)</text:p>
          </table:table-cell>
          <table:table-cell table:style-name="ce53" office:value-type="float" office:value="19746.909" calcext:value-type="float">
            <text:p>( 19,747 <text:s/>)</text:p>
          </table:table-cell>
          <table:table-cell table:style-name="ce53" office:value-type="float" office:value="64863.846" calcext:value-type="float">
            <text:p>( 64,864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26622.2845117845" calcext:value-type="float">
            <text:p><text:s/>26,622 <text:s/></text:p>
          </table:table-cell>
          <table:table-cell table:style-name="ce50" office:value-type="float" office:value="21546.571" calcext:value-type="float">
            <text:p><text:s/>21,547 <text:s/></text:p>
          </table:table-cell>
          <table:table-cell table:style-name="ce50" office:value-type="float" office:value="15988.908" calcext:value-type="float">
            <text:p><text:s/>15,98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65000.7090909091" calcext:value-type="float">
            <text:p><text:s/>65,001 <text:s/></text:p>
          </table:table-cell>
          <table:table-cell table:style-name="ce50" office:value-type="float" office:value="4563" calcext:value-type="float">
            <text:p><text:s/>4,563 <text:s/></text:p>
          </table:table-cell>
          <table:table-cell table:style-name="ce50" office:value-type="float" office:value="81744.936" calcext:value-type="float">
            <text:p><text:s/>81,74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91883.852266824" calcext:value-type="float">
            <text:p><text:s/>291,884 <text:s/></text:p>
          </table:table-cell>
          <table:table-cell table:style-name="ce50" office:value-type="float" office:value="1061.9856" calcext:value-type="float">
            <text:p><text:s/>1,06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61.9856" calcext:value-type="float">
            <text:p><text:s/>1,062 <text:s/></text:p>
          </table:table-cell>
          <table:table-cell table:style-name="ce50" office:value-type="float" office:value="290821.866666824" calcext:value-type="float">
            <text:p><text:s/>290,82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style-name="ce51" office:value-type="float" office:value="33269.1411616162" calcext:value-type="float">
            <text:p><text:s/>33,269 <text:s/></text:p>
          </table:table-cell>
          <table:table-cell table:style-name="ce51" office:value-type="float" office:value="3334.839" calcext:value-type="float">
            <text:p><text:s/>3,335 <text:s/></text:p>
          </table:table-cell>
          <table:table-cell table:style-name="ce51" office:value-type="float" office:value="40950.965" calcext:value-type="float">
            <text:p><text:s/>40,951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2509.78257575758" calcext:value-type="float">
            <text:p><text:s/>2,51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312.913" calcext:value-type="float">
            <text:p><text:s/>3,31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2509.78257575758" calcext:value-type="float">
            <text:p><text:s/>2,51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312.913" calcext:value-type="float">
            <text:p><text:s/>3,31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48562.339309764" calcext:value-type="float">
            <text:p><text:s/>348,562 <text:s/></text:p>
          </table:table-cell>
          <table:table-cell table:style-name="ce50" office:value-type="float" office:value="376209.541" calcext:value-type="float">
            <text:p><text:s/>376,210 <text:s/></text:p>
          </table:table-cell>
          <table:table-cell table:style-name="ce50" office:value-type="float" office:value="125693.807" calcext:value-type="float">
            <text:p><text:s/>125,69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304786.325841751" calcext:value-type="float">
            <text:p><text:s/>304,786 <text:s/></text:p>
          </table:table-cell>
          <table:table-cell table:style-name="ce50" office:value-type="float" office:value="322261.388" calcext:value-type="float">
            <text:p><text:s/>322,261 <text:s/></text:p>
          </table:table-cell>
          <table:table-cell table:style-name="ce50" office:value-type="float" office:value="115863.383" calcext:value-type="float">
            <text:p><text:s/>115,86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254.944696969697" calcext:value-type="float">
            <text:p><text:s/>255 <text:s/></text:p>
          </table:table-cell>
          <table:table-cell table:style-name="ce50" office:value-type="float" office:value="356.733" calcext:value-type="float">
            <text:p><text:s/>357 <text:s/></text:p>
          </table:table-cell>
          <table:table-cell table:style-name="ce50" office:value-type="float" office:value="19.431" calcext:value-type="float">
            <text:p><text:s/>1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style-name="ce50" office:value-type="float" office:value="25776.6580808081" calcext:value-type="float">
            <text:p><text:s/>25,777 <text:s/></text:p>
          </table:table-cell>
          <table:table-cell table:style-name="ce50" office:value-type="float" office:value="30848.367" calcext:value-type="float">
            <text:p><text:s/>30,848 <text:s/></text:p>
          </table:table-cell>
          <table:table-cell table:style-name="ce50" office:value-type="float" office:value="6604.418" calcext:value-type="float">
            <text:p><text:s/>6,60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4207.344023569" calcext:value-type="float">
            <text:p><text:s/>14,207 <text:s/></text:p>
          </table:table-cell>
          <table:table-cell table:style-name="ce50" office:value-type="float" office:value="17529.884" calcext:value-type="float">
            <text:p><text:s/>17,530 <text:s/></text:p>
          </table:table-cell>
          <table:table-cell table:style-name="ce50" office:value-type="float" office:value="3171.575" calcext:value-type="float">
            <text:p><text:s/>3,17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3537.06666666667" calcext:value-type="float">
            <text:p><text:s/>3,537 <text:s/></text:p>
          </table:table-cell>
          <table:table-cell table:style-name="ce51" office:value-type="float" office:value="5213.169" calcext:value-type="float">
            <text:p><text:s/>5,213 <text:s/></text:p>
          </table:table-cell>
          <table:table-cell table:style-name="ce51" office:value-type="float" office:value="35" calcext:value-type="float">
            <text:p><text:s/>35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536065.447727273" calcext:value-type="float">
            <text:p><text:s/>536,065 <text:s/></text:p>
          </table:table-cell>
          <table:table-cell table:style-name="ce52" office:value-type="float" office:value="735209.46" calcext:value-type="float">
            <text:p><text:s/>735,209 <text:s/></text:p>
          </table:table-cell>
          <table:table-cell table:style-name="ce52" office:value-type="float" office:value="54086.871" calcext:value-type="float">
            <text:p><text:s/>54,087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79009011.634043" calcext:value-type="float">
            <text:p><text:s/>79,009,012 <text:s/></text:p>
          </table:table-cell>
          <table:table-cell table:style-name="ce57" office:value-type="float" office:value="19972" calcext:value-type="float">
            <text:p><text:s/>19,972 <text:s/></text:p>
          </table:table-cell>
          <table:table-cell table:style-name="ce57" office:value-type="float" office:value="78989039.634043" calcext:value-type="float">
            <text:p><text:s/>78,989,040 <text:s/></text:p>
          </table:table-cell>
          <table:table-cell table:style-name="ce57" office:value-type="float" office:value="3630404.9061" calcext:value-type="float">
            <text:p><text:s/>3,630,405 <text:s/></text:p>
          </table:table-cell>
          <table:table-cell table:style-name="ce57" office:value-type="float" office:value="246208.026192" calcext:value-type="float">
            <text:p><text:s/>246,208 <text:s/></text:p>
          </table:table-cell>
          <table:table-cell table:style-name="ce57" office:value-type="float" office:value="227422.293394" calcext:value-type="float">
            <text:p><text:s/>227,42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8785.732798" calcext:value-type="float">
            <text:p><text:s/>18,786 <text:s/></text:p>
          </table:table-cell>
          <table:table-cell table:style-name="ce57" office:value-type="float" office:value="3384196.879908" calcext:value-type="float">
            <text:p><text:s/>3,384,197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78550744.779" calcext:value-type="float">
            <text:p><text:s/>78,550,745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78550744.779" calcext:value-type="float">
            <text:p><text:s/>78,550,745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number-columns-repeated="2" table:style-name="ce57" office:value-type="float" office:value="2717.28" calcext:value-type="float">
            <text:p><text:s/>2,717 <text:s/>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57" office:value-type="float" office:value="2717.28" calcext:value-type="float">
            <text:p><text:s/>2,717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65086.965223" calcext:value-type="float">
            <text:p><text:s/>65,087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7" office:value-type="float" office:value="65086.965223" calcext:value-type="float">
            <text:p><text:s/>65,087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458266.855043" calcext:value-type="float">
            <text:p><text:s/>458,267 <text:s/></text:p>
          </table:table-cell>
          <table:table-cell table:style-name="ce57" office:value-type="float" office:value="19972" calcext:value-type="float">
            <text:p><text:s/>19,972 <text:s/></text:p>
          </table:table-cell>
          <table:table-cell table:style-name="ce57" office:value-type="float" office:value="438294.855043" calcext:value-type="float">
            <text:p><text:s/>438,295 <text:s/></text:p>
          </table:table-cell>
          <table:table-cell table:style-name="ce57" office:value-type="float" office:value="3562600.660877" calcext:value-type="float">
            <text:p><text:s/>3,562,601 <text:s/></text:p>
          </table:table-cell>
          <table:table-cell table:style-name="ce57" office:value-type="float" office:value="243490.746192" calcext:value-type="float">
            <text:p><text:s/>243,491 <text:s/></text:p>
          </table:table-cell>
          <table:table-cell table:style-name="ce57" office:value-type="float" office:value="227422.293394" calcext:value-type="float">
            <text:p><text:s/>227,42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6068.452798" calcext:value-type="float">
            <text:p><text:s/>16,068 <text:s/></text:p>
          </table:table-cell>
          <table:table-cell table:style-name="ce57" office:value-type="float" office:value="3319109.914685" calcext:value-type="float">
            <text:p><text:s/>3,319,110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82714.46206" calcext:value-type="float">
            <text:p><text:s/>82,714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7" office:value-type="float" office:value="82714.46206" calcext:value-type="float">
            <text:p><text:s/>82,714 <text:s/></text:p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82714.46206" calcext:value-type="float">
            <text:p><text:s/>82,714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82714.46206" calcext:value-type="float">
            <text:p><text:s/>82,714 <text:s/></text:p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4年(西元2015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4470146.125" calcext:value-type="float">
            <text:p><text:s/>4,470,146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850267.948" calcext:value-type="float">
            <text:p><text:s/>850,268 <text:s/></text:p>
          </table:table-cell>
          <table:table-cell table:style-name="ce49" office:value-type="float" office:value="1525235.707" calcext:value-type="float">
            <text:p><text:s/>1,525,236 <text:s/></text:p>
          </table:table-cell>
          <table:table-cell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36471120.6" calcext:value-type="float">
            <text:p><text:s/>36,471,12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36471120.6" calcext:value-type="float">
            <text:p><text:s/>36,471,121 <text:s/></text:p>
          </table:table-cell>
          <table:table-cell table:style-name="ce51" office:value-type="float" office:value="4470146.125" calcext:value-type="float">
            <text:p><text:s/>4,470,146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850267.948" calcext:value-type="float">
            <text:p><text:s/>850,268 <text:s/></text:p>
          </table:table-cell>
          <table:table-cell table:style-name="ce51" office:value-type="float" office:value="1525235.707" calcext:value-type="float">
            <text:p><text:s/>1,525,236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-24146.392" calcext:value-type="float">
            <text:p><text:s/>-24,146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6471120.6" calcext:value-type="float">
            <text:p><text:s/>36,471,121 <text:s/></text:p>
          </table:table-cell>
          <table:table-cell table:style-name="ce50" office:value-type="float" office:value="7505101.866" calcext:value-type="float">
            <text:p><text:s/>7,505,10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50267.948" calcext:value-type="float">
            <text:p><text:s/>850,268 <text:s/></text:p>
          </table:table-cell>
          <table:table-cell table:style-name="ce50" office:value-type="float" office:value="1525235.707" calcext:value-type="float">
            <text:p><text:s/>1,525,23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36471120.6" calcext:value-type="float">
            <text:p><text:s/>36,471,121 <text:s/></text:p>
          </table:table-cell>
          <table:table-cell table:style-name="ce50" office:value-type="float" office:value="7505101.866" calcext:value-type="float">
            <text:p><text:s/>7,505,10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5072.568" calcext:value-type="float">
            <text:p><text:s/>55,073 <text:s/></text:p>
          </table:table-cell>
          <table:table-cell table:style-name="ce50" office:value-type="float" office:value="1515692.428" calcext:value-type="float">
            <text:p><text:s/>1,515,69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95195.38" calcext:value-type="float">
            <text:p><text:s/>795,195 <text:s/></text:p>
          </table:table-cell>
          <table:table-cell table:style-name="ce50" office:value-type="float" office:value="9543.279" calcext:value-type="float">
            <text:p><text:s/>9,54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34955.741" calcext:value-type="float">
            <text:p><text:s/>3,034,95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8141887.704" calcext:value-type="float">
            <text:p><text:s/>258,141,88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34955.741" calcext:value-type="float">
            <text:p><text:s/>3,034,95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8141887.704" calcext:value-type="float">
            <text:p><text:s/>258,141,888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990192.612" calcext:value-type="float">
            <text:p><text:s/>18,990,193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13.877" calcext:value-type="float">
            <text:p><text:s/>1,014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564.458" calcext:value-type="float">
            <text:p><text:s/>17,564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239925.52" calcext:value-type="float">
            <text:p><text:s/>3,239,926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288854.175" calcext:value-type="float">
            <text:p><text:s/>9,288,854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725478" calcext:value-type="float">
            <text:p><text:s/>3,725,47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47720.893" calcext:value-type="float">
            <text:p><text:s/>2,247,721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469635.689" calcext:value-type="float">
            <text:p><text:s/>469,636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8146752.483" calcext:value-type="float">
            <text:p><text:s/>8,146,752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31029089.001" calcext:value-type="float">
            <text:p><text:s/>231,029,089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31029089.001" calcext:value-type="float">
            <text:p><text:s/>231,029,08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4700495.904" calcext:value-type="float">
            <text:p><text:s/>134,700,49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63819.457" calcext:value-type="float">
            <text:p><text:s/>463,81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994582.126" calcext:value-type="float">
            <text:p><text:s/>3,994,58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384089.911" calcext:value-type="float">
            <text:p><text:s/>5,384,09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3347.01" calcext:value-type="float">
            <text:p><text:s/>213,34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91009.152" calcext:value-type="float">
            <text:p><text:s/>391,00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269420.551" calcext:value-type="float">
            <text:p><text:s/>3,269,42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61352.031" calcext:value-type="float">
            <text:p><text:s/>561,35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7267532.454" calcext:value-type="float">
            <text:p><text:s/>27,267,53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551446.864" calcext:value-type="float">
            <text:p><text:s/>19,551,44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314124.778" calcext:value-type="float">
            <text:p>( 314,125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7591489.846" calcext:value-type="float">
            <text:p>( 17,591,490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522092.425" calcext:value-type="float">
            <text:p><text:s/>4,522,09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66913.141" calcext:value-type="float">
            <text:p><text:s/>2,266,913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927080.024" calcext:value-type="float">
            <text:p><text:s/>927,08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119141.154" calcext:value-type="float">
            <text:p><text:s/>3,119,14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05482.918" calcext:value-type="float">
            <text:p><text:s/>1,205,483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5020230.425" calcext:value-type="float">
            <text:p><text:s/>5,020,23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560876.211" calcext:value-type="float">
            <text:p><text:s/>5,560,87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11816.477" calcext:value-type="float">
            <text:p><text:s/>1,911,81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649059.734" calcext:value-type="float">
            <text:p><text:s/>3,649,06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348349.299" calcext:value-type="float">
            <text:p>( 348,349 <text:s/>)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5" table:style-name="ce55" office:value-type="float" office:value="0" calcext:value-type="float">
            <text:p/>
          </table:table-cell>
          <table:table-cell table:style-name="ce55" office:value-type="float" office:value="2524782.65" calcext:value-type="float">
            <text:p>( 2,524,783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075502.893" calcext:value-type="float">
            <text:p><text:s/>16,075,50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865682.625" calcext:value-type="float">
            <text:p><text:s/>14,865,68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09820.268" calcext:value-type="float">
            <text:p><text:s/>1,209,82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641444.636" calcext:value-type="float">
            <text:p>( 641,445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038333.76" calcext:value-type="float">
            <text:p><text:s/>7,038,334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2177507.272" calcext:value-type="float">
            <text:p><text:s/>2,177,50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4952270.774" calcext:value-type="float">
            <text:p><text:s/>44,952,27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30874747.259" calcext:value-type="float">
            <text:p>( 30,874,747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81494.116" calcext:value-type="float">
            <text:p><text:s/>2,481,49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47785.731" calcext:value-type="float">
            <text:p><text:s/>1,447,78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13225.563" calcext:value-type="float">
            <text:p><text:s/>1,013,22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33616.827" calcext:value-type="float">
            <text:p><text:s/>2,433,61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29875.568" calcext:value-type="float">
            <text:p><text:s/>629,876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91738.233" calcext:value-type="float">
            <text:p><text:s/>1,391,73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47569.547" calcext:value-type="float">
            <text:p><text:s/>1,347,57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4168.686" calcext:value-type="float">
            <text:p><text:s/>44,16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917081.746" calcext:value-type="float">
            <text:p><text:s/>2,917,08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45989.459" calcext:value-type="float">
            <text:p><text:s/>1,945,989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971092.287" calcext:value-type="float">
            <text:p><text:s/>971,09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7137383.2284" calcext:value-type="float">
            <text:p><text:s/>47,137,38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243023.291" calcext:value-type="float">
            <text:p><text:s/>5,243,02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047341.223" calcext:value-type="float">
            <text:p><text:s/>3,047,34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53456.729" calcext:value-type="float">
            <text:p><text:s/>1,453,45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04104.133" calcext:value-type="float">
            <text:p><text:s/>804,10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01815.549" calcext:value-type="float">
            <text:p><text:s/>1,401,81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09932.183" calcext:value-type="float">
            <text:p><text:s/>1,009,93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62323.952" calcext:value-type="float">
            <text:p><text:s/>1,462,32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348704.373" calcext:value-type="float">
            <text:p><text:s/>8,348,70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331963.3594" calcext:value-type="float">
            <text:p><text:s/>5,331,963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9034718.436" calcext:value-type="float">
            <text:p><text:s/>19,034,718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44882389.8896" calcext:value-type="float">
            <text:p><text:s/>44,882,39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36471120.6" calcext:value-type="float">
            <text:p><text:s/>36,471,121 <text:s/></text:p>
          </table:table-cell>
          <table:table-cell table:style-name="ce57" office:value-type="float" office:value="7505101.866" calcext:value-type="float">
            <text:p><text:s/>7,505,10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850267.948" calcext:value-type="float">
            <text:p><text:s/>850,268 <text:s/></text:p>
          </table:table-cell>
          <table:table-cell table:style-name="ce57" office:value-type="float" office:value="1525235.707" calcext:value-type="float">
            <text:p><text:s/>1,525,236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36471120.6" calcext:value-type="float">
            <text:p><text:s/>36,471,121 <text:s/></text:p>
          </table:table-cell>
          <table:table-cell table:style-name="ce57" office:value-type="float" office:value="7505101.866" calcext:value-type="float">
            <text:p><text:s/>7,505,10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55072.568" calcext:value-type="float">
            <text:p><text:s/>55,073 <text:s/></text:p>
          </table:table-cell>
          <table:table-cell table:style-name="ce57" office:value-type="float" office:value="1515692.428" calcext:value-type="float">
            <text:p><text:s/>1,515,692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795195.38" calcext:value-type="float">
            <text:p><text:s/>795,195 <text:s/></text:p>
          </table:table-cell>
          <table:table-cell table:style-name="ce57" office:value-type="float" office:value="9543.279" calcext:value-type="float">
            <text:p><text:s/>9,543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4年(西元2015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113513" calcext:value-type="float">
            <text:p><text:s/>113,513 <text:s/></text:p>
          </table:table-cell>
          <table:table-cell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13513" calcext:value-type="float">
            <text:p><text:s/>113,513 <text:s/></text:p>
          </table:table-cell>
          <table:table-cell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915353" calcext:value-type="float">
            <text:p><text:s/>21,915,353 <text:s/></text:p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915353" calcext:value-type="float">
            <text:p><text:s/>21,915,353 <text:s/></text:p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712972.3" calcext:value-type="float">
            <text:p><text:s/>5,712,972 <text:s/></text:p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712972.3" calcext:value-type="float">
            <text:p><text:s/>5,712,972 <text:s/></text:p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13513" calcext:value-type="float">
            <text:p><text:s/>113,513 <text:s/></text:p>
          </table:table-cell>
          <table:table-cell table:style-name="ce52" office:value-type="float" office:value="16202380.7" calcext:value-type="float">
            <text:p><text:s/>16,202,381 <text:s/></text:p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13513" calcext:value-type="float">
            <text:p><text:s/>113,513 <text:s/></text:p>
          </table:table-cell>
          <table:table-cell table:style-name="ce52" office:value-type="float" office:value="16202380.7" calcext:value-type="float">
            <text:p><text:s/>16,202,381 <text:s/></text:p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202380.7" calcext:value-type="float">
            <text:p><text:s/>16,202,381 <text:s/></text:p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7399.333333333" calcext:value-type="float">
            <text:p><text:s/>207,399 <text:s/></text:p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40707.333333333" calcext:value-type="float">
            <text:p><text:s/>540,707 <text:s/></text:p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0727.333333333" calcext:value-type="float">
            <text:p><text:s/>210,727 <text:s/></text:p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834091.15" calcext:value-type="float">
            <text:p><text:s/>14,834,091 <text:s/></text:p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834091.15" calcext:value-type="float">
            <text:p><text:s/>14,834,091 <text:s/></text:p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42467.39" calcext:value-type="float">
            <text:p>( 142,467 <text:s/>)</text:p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4691623.76" calcext:value-type="float">
            <text:p>( 14,691,624 <text:s/>)</text:p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9148.55" calcext:value-type="float">
            <text:p><text:s/>79,149 <text:s/></text:p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7489.13" calcext:value-type="float">
            <text:p><text:s/>47,489 <text:s/></text:p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659.42" calcext:value-type="float">
            <text:p><text:s/>31,659 <text:s/></text:p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31659.42" calcext:value-type="float">
            <text:p>( 31,659 <text:s/>)</text:p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30307" calcext:value-type="float">
            <text:p><text:s/>330,307 <text:s/></text:p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330307" calcext:value-type="float">
            <text:p>( 330,307 <text:s/>)</text:p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405.39" calcext:value-type="float">
            <text:p><text:s/>3,405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3405.39" calcext:value-type="float">
            <text:p><text:s/>3,405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110107.61" calcext:value-type="float">
            <text:p><text:s/>110,108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